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6F7000047D6F958F564.svm"/>
  <manifest:file-entry manifest:media-type="" manifest:full-path="Pictures/20000007000076C2000056837151A2CB.svm"/>
  <manifest:file-entry manifest:media-type="" manifest:full-path="Pictures/200000070000768D00000F324A26581E.svm"/>
  <manifest:file-entry manifest:media-type="" manifest:full-path="Pictures/200000070000758400000AA6065B7D85.svm"/>
  <manifest:file-entry manifest:media-type="" manifest:full-path="Pictures/20000007000076580000099E3123344D.svm"/>
  <manifest:file-entry manifest:media-type="" manifest:full-path="Pictures/200000070000153100001A278F352671.svm"/>
  <manifest:file-entry manifest:media-type="" manifest:full-path="Pictures/200000070000768D000051F6E3585D46.svm"/>
  <manifest:file-entry manifest:media-type="" manifest:full-path="Pictures/20000007000074B000002448F01791FE.svm"/>
  <manifest:file-entry manifest:media-type="" manifest:full-path="Pictures/20000007000023A90000105546463967.svm"/>
  <manifest:file-entry manifest:media-type="" manifest:full-path="Pictures/2000000700007658000056B8A56DF1E9.svm"/>
  <manifest:file-entry manifest:media-type="" manifest:full-path="Pictures/200000070000205A000010211128251A.svm"/>
  <manifest:file-entry manifest:media-type="" manifest:full-path="Pictures/200000070000772B00000C4ED4969E2C.svm"/>
  <manifest:file-entry manifest:media-type="" manifest:full-path="Pictures/200000070000772B0000078C40BF088E.svm"/>
  <manifest:file-entry manifest:media-type="" manifest:full-path="Pictures/200000070000392800000E5FBD86FFF5.svm"/>
  <manifest:file-entry manifest:media-type="" manifest:full-path="Pictures/20000007000075EE00002A12E5759086.svm"/>
  <manifest:file-entry manifest:media-type="" manifest:full-path="Pictures/20000007000016BE000032C0128D1A04.svm"/>
  <manifest:file-entry manifest:media-type="" manifest:full-path="Pictures/200000070000238F000010214FBFF2E1.svm"/>
  <manifest:file-entry manifest:media-type="" manifest:full-path="Pictures/20000007000025EF00000FB753A2A15B.svm"/>
  <manifest:file-entry manifest:media-type="" manifest:full-path="Pictures/200000070000153100001A76BA4300F2.svm"/>
  <manifest:file-entry manifest:media-type="" manifest:full-path="Pictures/20000007000013A400001EE83B1880EA.svm"/>
  <manifest:file-entry manifest:media-type="" manifest:full-path="Pictures/200000070000242D00002114156F4A37.svm"/>
  <manifest:file-entry manifest:media-type="" manifest:full-path="Pictures/200000070000768D00005756B5D77647.svm"/>
  <manifest:file-entry manifest:media-type="" manifest:full-path="Pictures/20000007000025A000001178F474FF0A.svm"/>
  <manifest:file-entry manifest:media-type="" manifest:full-path="Pictures/200000070000754F0000307A227A9603.svm"/>
  <manifest:file-entry manifest:media-type="" manifest:full-path="Pictures/2000000700005B5E000045F9969F4809.svm"/>
  <manifest:file-entry manifest:media-type="" manifest:full-path="Pictures/200000070000374C00000F181146FF21.svm"/>
  <manifest:file-entry manifest:media-type="" manifest:full-path="Pictures/20000007000011AD0000133A0EB43CB2.svm"/>
  <manifest:file-entry manifest:media-type="" manifest:full-path="Pictures/20000007000022BB00001193A328932B.svm"/>
  <manifest:file-entry manifest:media-type="" manifest:full-path="Pictures/200000070000744700000AA622DB5ABB.svm"/>
  <manifest:file-entry manifest:media-type="" manifest:full-path="Pictures/200000070000751A00002D95CFEB0310.svm"/>
  <manifest:file-entry manifest:media-type="" manifest:full-path="Pictures/20000007000038F400000F4D070397C3.svm"/>
  <manifest:file-entry manifest:media-type="" manifest:full-path="Pictures/20000007000016A300001C1E10D2B5FC.svm"/>
  <manifest:file-entry manifest:media-type="" manifest:full-path="Pictures/200000070000379C00000DA6CB8461D6.svm"/>
  <manifest:file-entry manifest:media-type="" manifest:full-path="Pictures/200000070000170D000025EF8016BFCF.svm"/>
  <manifest:file-entry manifest:media-type="" manifest:full-path="Pictures/20000007000076F7000041A255664EF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251cm" fo:margin-left="-0.191cm" fo:margin-top="0cm" fo:margin-bottom="0cm" table:align="left" style:writing-mode="lr-tb"/>
    </style:style>
    <style:style style:name="Tabela3.A" style:family="table-column">
      <style:table-column-properties style:column-width="5.44cm"/>
    </style:style>
    <style:style style:name="Tabela3.B" style:family="table-column">
      <style:table-column-properties style:column-width="4.001cm"/>
    </style:style>
    <style:style style:name="Tabela3.C" style:family="table-column">
      <style:table-column-properties style:column-width="6.81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1"/>
    </style:style>
    <style:style style:name="Tabela4" style:family="table">
      <style:table-properties style:width="16.251cm" fo:margin-left="-0.191cm" fo:margin-top="0cm" fo:margin-bottom="0cm" table:align="left" style:writing-mode="lr-tb"/>
    </style:style>
    <style:style style:name="Tabela4.A" style:family="table-column">
      <style:table-column-properties style:column-width="5.44cm"/>
    </style:style>
    <style:style style:name="Tabela4.B" style:family="table-column">
      <style:table-column-properties style:column-width="4.001cm"/>
    </style:style>
    <style:style style:name="Tabela4.C" style:family="table-column">
      <style:table-column-properties style:column-width="6.8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4.A2" style:family="table-cell">
      <style:table-cell-properties fo:padding-left="0.191cm" fo:padding-right="0.191cm" fo:padding-top="0cm" fo:padding-bottom="0cm" fo:border="0.018cm solid #000001"/>
    </style:style>
    <style:style style:name="Tabela5" style:family="table">
      <style:table-properties style:width="16.251cm" fo:margin-left="-0.191cm" fo:margin-top="0cm" fo:margin-bottom="0cm" table:align="left" style:writing-mode="lr-tb"/>
    </style:style>
    <style:style style:name="Tabela5.A" style:family="table-column">
      <style:table-column-properties style:column-width="5.44cm"/>
    </style:style>
    <style:style style:name="Tabela5.B" style:family="table-column">
      <style:table-column-properties style:column-width="4.001cm"/>
    </style:style>
    <style:style style:name="Tabela5.C" style:family="table-column">
      <style:table-column-properties style:column-width="6.81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5.A2" style:family="table-cell">
      <style:table-cell-properties fo:padding-left="0.191cm" fo:padding-right="0.191cm" fo:padding-top="0cm" fo:padding-bottom="0cm" fo:border="0.018cm solid #000001"/>
    </style:style>
    <style:style style:name="Tabela6" style:family="table">
      <style:table-properties style:width="16.251cm" fo:margin-left="-0.191cm" fo:margin-top="0cm" fo:margin-bottom="0cm" table:align="left" style:writing-mode="lr-tb"/>
    </style:style>
    <style:style style:name="Tabela6.A" style:family="table-column">
      <style:table-column-properties style:column-width="5.44cm"/>
    </style:style>
    <style:style style:name="Tabela6.B" style:family="table-column">
      <style:table-column-properties style:column-width="4.001cm"/>
    </style:style>
    <style:style style:name="Tabela6.C" style:family="table-column">
      <style:table-column-properties style:column-width="6.81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6.A2" style:family="table-cell">
      <style:table-cell-properties fo:padding-left="0.191cm" fo:padding-right="0.191cm" fo:padding-top="0cm" fo:padding-bottom="0cm" fo:border="0.018cm solid #000001"/>
    </style:style>
    <style:style style:name="Tabela7" style:family="table">
      <style:table-properties style:width="16.251cm" fo:margin-left="-0.191cm" fo:margin-top="0cm" fo:margin-bottom="0cm" table:align="left" style:writing-mode="lr-tb"/>
    </style:style>
    <style:style style:name="Tabela7.A" style:family="table-column">
      <style:table-column-properties style:column-width="5.44cm"/>
    </style:style>
    <style:style style:name="Tabela7.B" style:family="table-column">
      <style:table-column-properties style:column-width="4.001cm"/>
    </style:style>
    <style:style style:name="Tabela7.C" style:family="table-column">
      <style:table-column-properties style:column-width="6.8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7.A2" style:family="table-cell">
      <style:table-cell-properties fo:padding-left="0.191cm" fo:padding-right="0.191cm" fo:padding-top="0cm" fo:padding-bottom="0cm" fo:border="0.018cm solid #000001"/>
    </style:style>
    <style:style style:name="Tabela7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a8" style:family="table">
      <style:table-properties style:width="16.251cm" fo:margin-left="-0.191cm" fo:margin-top="0cm" fo:margin-bottom="0cm" table:align="left" style:writing-mode="lr-tb"/>
    </style:style>
    <style:style style:name="Tabela8.A" style:family="table-column">
      <style:table-column-properties style:column-width="5.44cm"/>
    </style:style>
    <style:style style:name="Tabela8.B" style:family="table-column">
      <style:table-column-properties style:column-width="4.001cm"/>
    </style:style>
    <style:style style:name="Tabela8.C" style:family="table-column">
      <style:table-column-properties style:column-width="6.81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8.A2" style:family="table-cell">
      <style:table-cell-properties fo:padding-left="0.191cm" fo:padding-right="0.191cm" fo:padding-top="0cm" fo:padding-bottom="0cm" fo:border="0.018cm solid #000001"/>
    </style:style>
    <style:style style:name="Tabela8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Tabela9" style:family="table">
      <style:table-properties style:width="16.251cm" fo:margin-left="-0.191cm" fo:margin-top="0cm" fo:margin-bottom="0cm" table:align="left" style:writing-mode="lr-tb"/>
    </style:style>
    <style:style style:name="Tabela9.A" style:family="table-column">
      <style:table-column-properties style:column-width="5.44cm"/>
    </style:style>
    <style:style style:name="Tabela9.B" style:family="table-column">
      <style:table-column-properties style:column-width="4.001cm"/>
    </style:style>
    <style:style style:name="Tabela9.C" style:family="table-column">
      <style:table-column-properties style:column-width="6.81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ela9.A2" style:family="table-cell">
      <style:table-cell-properties fo:padding-left="0.191cm" fo:padding-right="0.191cm" fo:padding-top="0cm" fo:padding-bottom="0cm" fo:border="0.018cm solid #000001"/>
    </style:style>
    <style:style style:name="Tabela9.A3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size="12pt" fo:language="pl" fo:country="PL" fo:font-style="normal" style:text-underline-style="none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4" style:family="paragraph" style:parent-style-name="Table_20_Contents">
      <style:text-properties fo:font-size="14pt" style:font-size-asian="14pt" style:font-size-complex="14pt"/>
    </style:style>
    <style:style style:name="P2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margin-top="0cm" fo:margin-bottom="0cm" fo:line-height="100%"/>
    </style:style>
    <style:style style:name="P33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34" style:family="paragraph" style:parent-style-name="Standard">
      <style:paragraph-properties fo:break-before="page"/>
      <style:text-properties fo:font-weight="bold" style:font-weight-asian="bold"/>
    </style:style>
    <style:style style:name="P35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style:font-size-asian="14pt" style:font-size-complex="14pt"/>
    </style:style>
    <style:style style:name="P37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8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text-properties style:font-name="Consolas" fo:font-size="10pt" fo:language="pl" fo:country="PL" fo:font-style="normal" style:text-underline-style="solid" style:text-underline-width="auto" style:text-underline-color="font-color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41" style:family="paragraph" style:parent-style-name="Standard" style:list-style-name="L2">
      <style:paragraph-properties fo:margin-top="0cm" fo:margin-bottom="0cm" fo:line-height="100%"/>
    </style:style>
    <style:style style:name="P42" style:family="paragraph" style:parent-style-name="Standard" style:list-style-name="L3">
      <style:paragraph-properties fo:margin-top="0cm" fo:margin-bottom="0cm" fo:line-height="100%"/>
    </style:style>
    <style:style style:name="P43" style:family="paragraph" style:parent-style-name="Standard" style:list-style-name="L4">
      <style:paragraph-properties fo:margin-top="0cm" fo:margin-bottom="0cm" fo:line-height="100%"/>
    </style:style>
    <style:style style:name="P44" style:family="paragraph" style:parent-style-name="Standard" style:list-style-name="L5">
      <style:paragraph-properties fo:margin-top="0cm" fo:margin-bottom="0cm" fo:line-height="100%"/>
    </style:style>
    <style:style style:name="P45" style:family="paragraph" style:parent-style-name="Standard" style:list-style-name="L6">
      <style:paragraph-properties fo:margin-top="0cm" fo:margin-bottom="0cm" fo:line-height="100%"/>
    </style:style>
    <style:style style:name="P46" style:family="paragraph" style:parent-style-name="Standard" style:list-style-name="L7">
      <style:paragraph-properties fo:margin-top="0cm" fo:margin-bottom="0cm" fo:line-height="100%"/>
    </style:style>
    <style:style style:name="P47" style:family="paragraph" style:parent-style-name="Standard" style:list-style-name="L8">
      <style:paragraph-properties fo:margin-top="0cm" fo:margin-bottom="0cm" fo:line-height="100%"/>
    </style:style>
    <style:style style:name="P48" style:family="paragraph" style:parent-style-name="Standard" style:list-style-name="L9">
      <style:paragraph-properties fo:margin-top="0cm" fo:margin-bottom="0cm" fo:line-height="100%"/>
    </style:style>
    <style:style style:name="P49" style:family="paragraph" style:parent-style-name="Standard" style:list-style-name="L10">
      <style:paragraph-properties fo:margin-top="0cm" fo:margin-bottom="0cm" fo:line-height="100%"/>
    </style:style>
    <style:style style:name="P50" style:family="paragraph" style:parent-style-name="Standard" style:list-style-name="L11">
      <style:paragraph-properties fo:margin-top="0cm" fo:margin-bottom="0cm" fo:line-height="100%"/>
    </style:style>
    <style:style style:name="P51" style:family="paragraph" style:parent-style-name="Standard" style:list-style-name="L12">
      <style:paragraph-properties fo:margin-top="0cm" fo:margin-bottom="0cm" fo:line-height="100%"/>
    </style:style>
    <style:style style:name="P52" style:family="paragraph" style:parent-style-name="Standard" style:list-style-name="L13">
      <style:paragraph-properties fo:margin-top="0cm" fo:margin-bottom="0cm" fo:line-height="100%"/>
    </style:style>
    <style:style style:name="P53" style:family="paragraph" style:parent-style-name="Standard" style:list-style-name="L14">
      <style:paragraph-properties fo:margin-top="0cm" fo:margin-bottom="0cm" fo:line-height="100%"/>
    </style:style>
    <style:style style:name="P54" style:family="paragraph" style:parent-style-name="Standard" style:list-style-name="L15">
      <style:paragraph-properties fo:margin-top="0cm" fo:margin-bottom="0cm" fo:line-height="100%"/>
    </style:style>
    <style:style style:name="P55" style:family="paragraph" style:parent-style-name="Standard" style:list-style-name="L16">
      <style:paragraph-properties fo:margin-top="0cm" fo:margin-bottom="0cm" fo:line-height="100%"/>
    </style:style>
    <style:style style:name="P56" style:family="paragraph" style:parent-style-name="Standard" style:list-style-name="L17">
      <style:paragraph-properties fo:margin-top="0cm" fo:margin-bottom="0cm" fo:line-height="100%"/>
    </style:style>
    <style:style style:name="P57" style:family="paragraph" style:parent-style-name="Standard" style:list-style-name="L18">
      <style:paragraph-properties fo:margin-top="0cm" fo:margin-bottom="0cm" fo:line-height="100%"/>
    </style:style>
    <style:style style:name="P58" style:family="paragraph" style:parent-style-name="Standard" style:list-style-name="L19">
      <style:paragraph-properties fo:margin-top="0cm" fo:margin-bottom="0cm" fo:line-height="100%"/>
    </style:style>
    <style:style style:name="P59" style:family="paragraph" style:parent-style-name="Standard" style:list-style-name="L20">
      <style:paragraph-properties fo:margin-top="0cm" fo:margin-bottom="0cm" fo:line-height="100%"/>
    </style:style>
    <style:style style:name="P60" style:family="paragraph" style:parent-style-name="Standard" style:list-style-name="L21">
      <style:paragraph-properties fo:margin-top="0cm" fo:margin-bottom="0cm" fo:line-height="100%"/>
    </style:style>
    <style:style style:name="P61" style:family="paragraph" style:parent-style-name="Standard" style:list-style-name="L22">
      <style:paragraph-properties fo:margin-top="0cm" fo:margin-bottom="0cm" fo:line-height="100%"/>
    </style:style>
    <style:style style:name="P6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6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background-color="#d4d4d4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solid" style:text-underline-width="auto" style:text-underline-color="font-color"/>
    </style:style>
    <style:style style:name="T15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fo:color="#646464"/>
    </style:style>
    <style:style style:name="T17" style:family="text">
      <style:text-properties fo:color="#646464" fo:background-color="#d4d4d4"/>
    </style:style>
    <style:style style:name="T18" style:family="text">
      <style:text-properties fo:color="#646464" fo:background-color="#f0d8a8"/>
    </style:style>
    <style:style style:name="T19" style:family="text">
      <style:text-properties fo:color="#0000c0"/>
    </style:style>
    <style:style style:name="T20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c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color="#0000c0" fo:background-color="#f0d8a8"/>
    </style:style>
    <style:style style:name="T23" style:family="text">
      <style:text-properties fo:color="#008080"/>
    </style:style>
    <style:style style:name="T24" style:family="text">
      <style:text-properties fo:color="#008080" style:font-name="Consolas" style:font-name-asian="Consolas" style:font-name-complex="Consolas"/>
    </style:style>
    <style:style style:name="T25" style:family="text">
      <style:text-properties fo:color="#3f7f7f"/>
    </style:style>
    <style:style style:name="T26" style:family="text">
      <style:text-properties fo:color="#3f7f7f" style:font-name="Consolas" style:font-name-asian="Consolas" style:font-name-complex="Consolas"/>
    </style:style>
    <style:style style:name="T27" style:family="text">
      <style:text-properties fo:color="#7f007f"/>
    </style:style>
    <style:style style:name="T28" style:family="text">
      <style:text-properties fo:color="#2a00ff"/>
    </style:style>
    <style:style style:name="T29" style:family="text">
      <style:text-properties fo:color="#2a00ff" fo:font-style="italic" style:font-style-asian="italic" style:font-style-complex="italic"/>
    </style:style>
    <style:style style:name="T30" style:family="text">
      <style:text-properties fo:color="#2a00ff" fo:font-style="italic" fo:background-color="#e8f2fe" style:font-style-asian="italic" style:font-style-complex="italic"/>
    </style:style>
    <style:style style:name="T31" style:family="text">
      <style:text-properties fo:color="#808080"/>
    </style:style>
    <style:style style:name="T32" style:family="text">
      <style:text-properties fo:color="#3f7f5f"/>
    </style:style>
    <style:style style:name="T33" style:family="text">
      <style:text-properties fo:color="#3f7f5f"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1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2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3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4">Grupa:</text:p>
            <text:p text:style-name="P24"/>
            <text:p text:style-name="P24">1ID21A</text:p>
          </table:table-cell>
          <table:table-cell table:style-name="Tabela1.A2" office:value-type="string">
            <text:p text:style-name="P24">Skład zespołu:</text:p>
            <text:p text:style-name="P24">-Kamil Pazera</text:p>
            <text:p text:style-name="P24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7122051441373411452" text:style-name="L1">
        <text:list-item>
          <text:p text:style-name="P35">Mechanizm odwzorowania obiektowo – relacyjnego</text:p>
        </text:list-item>
        <text:list-item>
          <text:p text:style-name="P35">Narzędzia odwzorowania obiektowo – relacyjnego</text:p>
        </text:list-item>
        <text:list-item>
          <text:p text:style-name="P35">Metody sterowania</text:p>
        </text:list-item>
        <text:list-item>
          <text:p text:style-name="P35">Sposoby odwzorowania dziedziczenia</text:p>
        </text:list-item>
        <text:list-item>
          <text:p text:style-name="P35">Asocjacje</text:p>
        </text:list-item>
        <text:list-item>
          <text:p text:style-name="P35">Aplikacja</text:p>
        </text:list-item>
        <text:list-item>
          <text:p text:style-name="P35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2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Zalety</text:p>
          </table:table-cell>
          <table:table-cell table:style-name="Tabela2.B1" office:value-type="string">
            <text:p text:style-name="P25">Wady</text:p>
          </table:table-cell>
        </table:table-row>
        <table:table-row>
          <table:table-cell table:style-name="Tabela2.A2" office:value-type="string">
            <text:p text:style-name="P24">- Operacje na bazie danych są przeprowadzane za pomocą programowania obiektowego, co oferuje mechanizmy niedostepne w relacyjnej bazie danych.</text:p>
            <text:p text:style-name="P24"/>
            <text:p text:style-name="P24">- W trakcie tworzenia aplikacji można poświęcić więcej czasu na implementacje logiki.</text:p>
            <text:p text:style-name="P24"/>
            <text:p text:style-name="P24">- Minimalizuje użycie prostych zapytań SQL.</text:p>
            <text:p text:style-name="P24"/>
            <text:p text:style-name="P24">- Łatwość wprowadania poprawek do logiki.</text:p>
          </table:table-cell>
          <table:table-cell table:style-name="Tabela2.B2" office:value-type="string">
            <text:p text:style-name="P24">- Tworzy dodatkową warstwę, przez którą dane muszą być wysyłane.</text:p>
            <text:p text:style-name="P24"/>
            <text:p text:style-name="P24">- Skomplikowane zapytania muszą być dobrze przemyślane i napisane</text:p>
            <text:p text:style-name="P24"/>
            <text:p text:style-name="P24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4">Hibernate</text:span><text:span text:style-name="T5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5">b) </text:span><text:span text:style-name="T4">Oracle TopLink</text:span><text:span text:style-name="T5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6">c) </text:span><text:span text:style-name="T7">Microsoft ADO.NET Entity Framework</text:span><text:span text:style-name="T8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3">a) </text:span><text:span text:style-name="T4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10">package</text:span><text:span text:style-name="T11"> com.testEntities;</text:span></text:p>
      <text:p text:style-name="P26"/>
      <text:p text:style-name="P26"><text:span text:style-name="T10">import</text:span><text:span text:style-name="T11"> lombok.Getter;</text:span></text:p>
      <text:p text:style-name="P26"><text:span text:style-name="T10">import</text:span><text:span text:style-name="T11"> lombok.Setter;</text:span></text:p>
      <text:p text:style-name="P26"/>
      <text:p text:style-name="P26"><text:span text:style-name="T10">public</text:span><text:span text:style-name="T11"> </text:span><text:span text:style-name="T10">class</text:span><text:span text:style-name="T11"> Tank {</text:span></text:p>
      <text:p text:style-name="P26"/>
      <text:p text:style-name="P26"><text:tab/><text:span text:style-name="T17">@Setter</text:span></text:p>
      <text:p text:style-name="P26"><text:span text:style-name="T11"><text:tab/></text:span><text:span text:style-name="T16">@Getter</text:span></text:p>
      <text:p text:style-name="P26"><text:span text:style-name="T11"><text:tab/></text:span><text:span text:style-name="T10">private</text:span><text:span text:style-name="T11"> </text:span><text:span text:style-name="T10">int</text:span><text:span text:style-name="T11"> </text:span><text:span text:style-name="T19">id</text:span><text:span text:style-name="T11">;</text:span></text:p>
      <text:p text:style-name="P27"><text:tab/></text:p>
      <text:p text:style-name="P26"><text:span text:style-name="T11"><text:tab/></text:span><text:span text:style-name="T16">@Getter</text:span></text:p>
      <text:p text:style-name="P26"><text:span text:style-name="T11"><text:tab/></text:span><text:span text:style-name="T16">@Setter</text:span></text:p>
      <text:p text:style-name="P26"><text:span text:style-name="T11"><text:tab/></text:span><text:span text:style-name="T10">private</text:span><text:span text:style-name="T11"> String </text:span><text:span text:style-name="T19">name</text:span><text:span text:style-name="T11">;</text:span></text:p>
      <text:p text:style-name="P27"><text:tab/></text:p>
      <text:p text:style-name="P27">}</text:p>
      <text:p text:style-name="P27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23">&lt;?</text:span><text:span text:style-name="T25">xml</text:span> <text:span text:style-name="T27">version</text:span> <text:span text:style-name="T11">=</text:span> <text:span text:style-name="T29">"1.0"</text:span> <text:span text:style-name="T27">encoding</text:span> <text:span text:style-name="T11">=</text:span> <text:span text:style-name="T29">"utf-8"</text:span><text:span text:style-name="T23">?&gt;</text:span></text:p>
      <text:p text:style-name="P26"><text:span text:style-name="T23">&lt;!</text:span><text:span text:style-name="T25">DOCTYPE</text:span> <text:span text:style-name="T23">hibernate-mapping</text:span> <text:span text:style-name="T31">PUBLIC</text:span> </text:p>
      <text:p text:style-name="P28">"-//Hibernate/Hibernate Mapping DTD//EN"</text:p>
      <text:p text:style-name="P26"><text:span text:style-name="T32">"http://www.hibernate.org/dtd/hibernate-mapping-3.0.dtd"</text:span><text:span text:style-name="T23">&gt;</text:span><text:span text:style-name="T11"> </text:span></text:p>
      <text:p text:style-name="P26"/>
      <text:p text:style-name="P26"><text:span text:style-name="T23">&lt;</text:span><text:span text:style-name="T25">hibernate-mapping</text:span><text:span text:style-name="T23">&gt;</text:span></text:p>
      <text:p text:style-name="P26"><text:span text:style-name="T11"><text:tab/></text:span><text:span text:style-name="T23">&lt;</text:span><text:span text:style-name="T25">class</text:span> <text:span text:style-name="T27">name</text:span> <text:span text:style-name="T11">=</text:span> <text:span text:style-name="T29">"</text:span><text:span text:style-name="T30">com.testEntities.Tank</text:span><text:span text:style-name="T29">"</text:span> <text:span text:style-name="T27">table</text:span><text:span text:style-name="T11">=</text:span><text:span text:style-name="T29">"TANK"</text:span><text:span text:style-name="T23">&gt;</text:span></text:p>
      <text:p text:style-name="P26"><text:span text:style-name="T11"><text:tab/><text:tab/></text:span><text:span text:style-name="T23">&lt;</text:span><text:span text:style-name="T25">id</text:span> <text:span text:style-name="T27">name</text:span><text:span text:style-name="T11">=</text:span><text:span text:style-name="T29">"id"</text:span> <text:span text:style-name="T27">type</text:span><text:span text:style-name="T11">=</text:span><text:span text:style-name="T29">"int"</text:span> <text:span text:style-name="T27">column</text:span><text:span text:style-name="T11">=</text:span><text:span text:style-name="T29">"ID"</text:span><text:span text:style-name="T23">&gt;</text:span></text:p>
      <text:p text:style-name="P26"><text:span text:style-name="T11"><text:tab/><text:tab/><text:tab/></text:span><text:span text:style-name="T23">&lt;</text:span><text:span text:style-name="T25">generator</text:span> <text:span text:style-name="T27">class</text:span><text:span text:style-name="T11">=</text:span><text:span text:style-name="T29">"native"</text:span><text:span text:style-name="T23">/&gt;</text:span></text:p>
      <text:p text:style-name="P26"><text:span text:style-name="T11"><text:tab/><text:tab/></text:span><text:span text:style-name="T23">&lt;/</text:span><text:span text:style-name="T25">id</text:span><text:span text:style-name="T23">&gt;</text:span><text:span text:style-name="T11"><text:tab/><text:tab/></text:span></text:p>
      <text:p text:style-name="P26"><text:span text:style-name="T11"><text:tab/><text:tab/></text:span><text:span text:style-name="T23">&lt;</text:span><text:span text:style-name="T25">property</text:span> <text:span text:style-name="T27">name</text:span><text:span text:style-name="T11">=</text:span><text:span text:style-name="T29">"name"</text:span> <text:span text:style-name="T27">column</text:span><text:span text:style-name="T11">=</text:span><text:span text:style-name="T29">"NAME"</text:span> <text:span text:style-name="T27">type</text:span><text:span text:style-name="T11">=</text:span><text:span text:style-name="T29">"string"</text:span><text:span text:style-name="T23">/&gt;</text:span><text:span text:style-name="T11"><text:tab/><text:tab/></text:span></text:p>
      <text:p text:style-name="P26"><text:span text:style-name="T11"><text:tab/></text:span><text:span text:style-name="T23">&lt;/</text:span><text:span text:style-name="T25">class</text:span><text:span text:style-name="T23">&gt;</text:span></text:p>
      <text:p text:style-name="P29"><text:span text:style-name="T24">&lt;/</text:span><text:span text:style-name="T26">hibernate-mapping</text:span><text:span text:style-name="T24">&gt;</text:span></text:p>
      <text:p text:style-name="P28"/>
      <text:p text:style-name="P15">Jest to plik służący do mapowania danej klasy na bazę danych. </text:p>
      <text:p text:style-name="P30"><text:soft-page-break/>Po uruchomieniu Hibernate, w bazie danych zostanie utworzona odpowiednia tabela:</text:p>
      <text:p text:style-name="P30"/>
      <text:p text:style-name="P30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7"/>
      <text:p text:style-name="P7">b) <text:span text:style-name="T34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10">package</text:span><text:span text:style-name="T11"> com.testEntities;</text:span></text:p>
      <text:p text:style-name="P26"/>
      <text:p text:style-name="P26"><text:span text:style-name="T10">import</text:span><text:span text:style-name="T11"> javax.persistence.Column;</text:span></text:p>
      <text:p text:style-name="P26"><text:span text:style-name="T10">import</text:span><text:span text:style-name="T11"> javax.persistence.Entity;</text:span></text:p>
      <text:p text:style-name="P26"><text:span text:style-name="T10">import</text:span><text:span text:style-name="T11"> javax.persistence.GeneratedValue;</text:span></text:p>
      <text:p text:style-name="P26"><text:span text:style-name="T10">import</text:span><text:span text:style-name="T11"> javax.persistence.GenerationType;</text:span></text:p>
      <text:p text:style-name="P26"><text:span text:style-name="T10">import</text:span><text:span text:style-name="T11"> javax.persistence.Id;</text:span></text:p>
      <text:p text:style-name="P26"><text:span text:style-name="T10">import</text:span><text:span text:style-name="T11"> javax.persistence.Table;</text:span></text:p>
      <text:p text:style-name="P26"/>
      <text:p text:style-name="P26"><text:span text:style-name="T10">import</text:span><text:span text:style-name="T11"> lombok.Getter;</text:span></text:p>
      <text:p text:style-name="P26"><text:span text:style-name="T10">import</text:span><text:span text:style-name="T11"> lombok.Setter;</text:span></text:p>
      <text:p text:style-name="P26"/>
      <text:p text:style-name="P31">@Entity</text:p>
      <text:p text:style-name="P26"><text:span text:style-name="T16">@Table</text:span><text:span text:style-name="T11">(name = </text:span><text:span text:style-name="T28">"TANK"</text:span><text:span text:style-name="T11">) </text:span><text:span text:style-name="T32">// W </text:span><text:span text:style-name="T33">przypadku</text:span><text:span text:style-name="T32"> </text:span><text:span text:style-name="T33">braku</text:span><text:span text:style-name="T32"> </text:span><text:span text:style-name="T33">domyślna</text:span><text:span text:style-name="T32"> </text:span><text:span text:style-name="T33">nazwa</text:span><text:span text:style-name="T32"> </text:span><text:span text:style-name="T33">tabeli</text:span><text:span text:style-name="T32"> jest </text:span><text:span text:style-name="T33">taka</text:span><text:span text:style-name="T32"> </text:span><text:span text:style-name="T33">jak</text:span><text:span text:style-name="T32"> </text:span><text:span text:style-name="T33">Klasy</text:span></text:p>
      <text:p text:style-name="P26"><text:span text:style-name="T10">public</text:span><text:span text:style-name="T11"> </text:span><text:span text:style-name="T10">class</text:span><text:span text:style-name="T11"> Tank {</text:span></text:p>
      <text:p text:style-name="P26"/>
      <text:p text:style-name="P26"><text:span text:style-name="T11"><text:tab/></text:span><text:span text:style-name="T16">@Id</text:span></text:p>
      <text:p text:style-name="P26"><text:span text:style-name="T11"><text:tab/></text:span><text:span text:style-name="T16">@GeneratedValue</text:span><text:span text:style-name="T11">(strategy = GenerationType.</text:span><text:span text:style-name="T20">AUTO</text:span><text:span text:style-name="T11">) </text:span><text:span text:style-name="T32">// Wartość kolumny jest <text:tab/><text:tab/><text:tab/><text:tab/><text:tab/><text:tab/><text:tab/><text:tab/><text:tab/> <text:s/>//generowana automatycznie</text:span></text:p>
      <text:p text:style-name="P26"><text:span text:style-name="T11"><text:tab/></text:span><text:span text:style-name="T16">@Getter</text:span></text:p>
      <text:p text:style-name="P26"><text:span text:style-name="T11"><text:tab/></text:span><text:span text:style-name="T10">private</text:span><text:span text:style-name="T11"> </text:span><text:span text:style-name="T10">int</text:span><text:span text:style-name="T11"> </text:span><text:span text:style-name="T19">id</text:span><text:span text:style-name="T11">;</text:span></text:p>
      <text:p text:style-name="P27"><text:tab/></text:p>
      <text:p text:style-name="P26"><text:span text:style-name="T11"><text:tab/></text:span><text:span text:style-name="T16">@Getter</text:span></text:p>
      <text:p text:style-name="P26"><text:span text:style-name="T11"><text:tab/></text:span><text:span text:style-name="T16">@Setter</text:span></text:p>
      <text:p text:style-name="P26"><text:span text:style-name="T11"><text:tab/></text:span><text:span text:style-name="T16">@Column</text:span><text:span text:style-name="T11">(name = </text:span><text:span text:style-name="T28">"NAME"</text:span><text:span text:style-name="T11">) </text:span><text:span text:style-name="T32">// </text:span><text:span text:style-name="T33">Tak</text:span><text:span text:style-name="T32"> </text:span><text:span text:style-name="T33">jak</text:span><text:span text:style-name="T32"> w </text:span><text:span text:style-name="T33">przypadku</text:span><text:span text:style-name="T32"> @Table</text:span></text:p>
      <text:p text:style-name="P26"><text:span text:style-name="T11"><text:tab/></text:span><text:span text:style-name="T10">private</text:span><text:span text:style-name="T11"> String </text:span><text:span text:style-name="T19">name</text:span><text:span text:style-name="T11">;</text:span></text:p>
      <text:p text:style-name="P27"><text:tab/></text:p>
      <text:p text:style-name="P27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34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2"><text:s/></text:span><text:span text:style-name="T34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34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2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34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 piechoty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35">Schemat bazy danych stworzonej przy pomocy Hibernate wygląda następująco:</text:span></text:p>
      <text:p text:style-name="P7"><draw:frame draw:style-name="fr2" draw:name="grafika19" text:anchor-type="paragraph" svg:x="-0.032cm" svg:y="0.25cm" svg:width="16.999cm" svg:height="13.018cm" draw:z-index="18"><draw:image xlink:href="Pictures/2000000700005B5E000045F9969F4809.svm" xlink:type="simple" xlink:show="embed" xlink:actuate="onLoad"/></draw:frame></text:p>
      <text:p text:style-name="P7"><text:soft-page-break/>Zdecydowaliśmy się na odwzorowanie dziedziczenia Table per class hierarchy, ze względu na łatwość otrzymywania poszczególnych informacji z bazy oraz niewielką liczbę zmian danych w tabelach dziedziczących (struktura jednostki wojskowej nie zmienia się prawie wcale i zazwyczaj tylko na określony czas).</text:p>
      <text:p text:style-name="P7"/>
      <text:p text:style-name="P7">Listingi z kodami źródłowymi poszczególnych encji:</text:p>
      <text:p text:style-name="P7"/>
      <text:p text:style-name="P9">Unit.java:</text:p>
      <text:p text:style-name="P7"/>
      <text:p text:style-name="P38"><text:span text:style-name="T10">package</text:span> com.model.entities;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GeneratedValue;</text:span></text:p>
      <text:p text:style-name="P62"><text:span text:style-name="T10">import</text:span><text:span text:style-name="T11"> javax.persistence.GenerationType;</text:span></text:p>
      <text:p text:style-name="P62"><text:span text:style-name="T10">import</text:span><text:span text:style-name="T11"> javax.persistence.Id;</text:span></text:p>
      <text:p text:style-name="P62"><text:span text:style-name="T10">import</text:span><text:span text:style-name="T11"> javax.persistence.Inheritance;</text:span></text:p>
      <text:p text:style-name="P62"><text:span text:style-name="T10">import</text:span><text:span text:style-name="T11"> javax.persistence.InheritanceType;</text:span></text:p>
      <text:p text:style-name="P62"><text:span text:style-name="T10">import</text:span><text:span text:style-name="T11"> javax.persistence.OneToOne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3">@ToString</text:p>
      <text:p text:style-name="P63">@Entity</text:p>
      <text:p text:style-name="P62"><text:span text:style-name="T16">@Inheritance</text:span><text:span text:style-name="T11">(strategy = </text:span><text:span text:style-name="T14">InheritanceType.</text:span><text:span text:style-name="T21">TABLE_PER_CLASS</text:span><text:span text:style-name="T11">)</text:span></text:p>
      <text:p text:style-name="P62"><text:span text:style-name="T10">public</text:span><text:span text:style-name="T11"> </text:span><text:span text:style-name="T10">abstract</text:span><text:span text:style-name="T11"> </text:span><text:span text:style-name="T10">class</text:span><text:span text:style-name="T11"> Unit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Id</text:span></text:p>
      <text:p text:style-name="P62"><text:span text:style-name="T11"><text:tab/></text:span><text:span text:style-name="T16">@GeneratedValue</text:span><text:span text:style-name="T11">(strategy = GenerationType.</text:span><text:span text:style-name="T20">AUTO</text:span><text:span text:style-name="T11">)</text:span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0">private</text:span><text:span text:style-name="T11"> </text:span><text:span text:style-name="T10">long</text:span><text:span text:style-name="T11"> </text:span><text:span text:style-name="T19">id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</text:span><text:span text:style-name="T10">long</text:span><text:span text:style-name="T11"> </text:span><text:span text:style-name="T19">number</text:span><text:span text:style-name="T11">;</text:span></text:p>
      <text:p text:style-name="P64"><text:tab/></text:p>
      <text:p text:style-name="P62"><text:span text:style-name="T11"><text:tab/></text:span><text:span text:style-name="T17">@Getter</text:span></text:p>
      <text:p text:style-name="P62"><text:span text:style-name="T11"><text:tab/></text:span><text:span text:style-name="T18">@Setter</text:span></text:p>
      <text:p text:style-name="P62"><text:span text:style-name="T11"><text:tab/></text:span><text:span text:style-name="T16">@OneToOne</text:span></text:p>
      <text:p text:style-name="P62"><text:span text:style-name="T11"><text:tab/></text:span><text:span text:style-name="T10">private</text:span><text:span text:style-name="T11"> Soldier </text:span><text:span text:style-name="T22">commander</text:span><text:span text:style-name="T11">;</text:span></text:p>
      <text:p text:style-name="P64">}</text:p>
      <text:p text:style-name="P38"><text:span text:style-name="T11"/></text:p>
      <text:p text:style-name="P7"/>
      <text:p text:style-name="P9">Battalion.java:</text:p>
      <text:p text:style-name="P9"/>
      <text:p text:style-name="P38"><text:span text:style-name="T10">package</text:span> com.model.entities;</text:p>
      <text:p text:style-name="P62"/>
      <text:p text:style-name="P62"><text:span text:style-name="T10">import</text:span><text:span text:style-name="T11"> java.util.ArrayList;</text:span></text:p>
      <text:p text:style-name="P62"><text:span text:style-name="T10">import</text:span><text:span text:style-name="T11"> java.util.List;</text:span>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OneToMany;</text:span></text:p>
      <text:p text:style-name="P62"/>
      <text:p text:style-name="P62"><text:span text:style-name="T10">import</text:span><text:span text:style-name="T11"> org.hibernate.annotations.LazyCollection;</text:span></text:p>
      <text:p text:style-name="P62"><text:span text:style-name="T10">import</text:span><text:span text:style-name="T11"> org.hibernate.annotations.LazyCollectionOption;</text:span></text:p>
      <text:p text:style-name="P62"/>
      <text:p text:style-name="P62"><text:soft-page-break/><text:span text:style-name="T10">import</text:span><text:span text:style-name="T11"> lombok.G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callSuper = </text:span><text:span text:style-name="T10">true</text:span><text:span text:style-name="T11">, exclude = </text:span><text:span text:style-name="T28">"companies"</text:span><text:span text:style-name="T11">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Battalion </text:span><text:span text:style-name="T10">extends</text:span><text:span text:style-name="T11"> Unit </text:span><text:span text:style-name="T10">implements</text:span><text:span text:style-name="T11"> Persistable {</text:span></text:p>
      <text:p text:style-name="P62"/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OneToMany</text:span><text:span text:style-name="T11">(mappedBy = </text:span><text:span text:style-name="T28">"battalion"</text:span><text:span text:style-name="T11">)</text:span></text:p>
      <text:p text:style-name="P62"><text:span text:style-name="T11"><text:tab/></text:span><text:span text:style-name="T16">@LazyCollection</text:span><text:span text:style-name="T11">(LazyCollectionOption.</text:span><text:span text:style-name="T20">FALSE</text:span><text:span text:style-name="T11">)</text:span></text:p>
      <text:p text:style-name="P62"><text:span text:style-name="T11"><text:tab/></text:span><text:span text:style-name="T10">private</text:span><text:span text:style-name="T11"> List&lt;Company&gt; </text:span><text:span text:style-name="T19">companies</text:span><text:span text:style-name="T11"> = </text:span><text:span text:style-name="T10">new</text:span><text:span text:style-name="T11"> ArrayList&lt;Company&gt;();</text:span></text:p>
      <text:p text:style-name="P62"/>
      <text:p text:style-name="P64">}</text:p>
      <text:p text:style-name="P9"/>
      <text:p text:style-name="P9">Company.java:</text:p>
      <text:p text:style-name="P9"/>
      <text:p text:style-name="P38"><text:span text:style-name="T10">package</text:span> com.model.entities;</text:p>
      <text:p text:style-name="P62"/>
      <text:p text:style-name="P62"><text:span text:style-name="T10">import</text:span><text:span text:style-name="T11"> java.util.ArrayList;</text:span></text:p>
      <text:p text:style-name="P62"><text:span text:style-name="T10">import</text:span><text:span text:style-name="T11"> java.util.List;</text:span>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ManyToOne;</text:span></text:p>
      <text:p text:style-name="P62"><text:span text:style-name="T10">import</text:span><text:span text:style-name="T11"> javax.persistence.OneToMany;</text:span></text:p>
      <text:p text:style-name="P62"/>
      <text:p text:style-name="P62"><text:span text:style-name="T10">import</text:span><text:span text:style-name="T11"> org.hibernate.annotations.LazyCollection;</text:span></text:p>
      <text:p text:style-name="P62"><text:span text:style-name="T10">import</text:span><text:span text:style-name="T11"> org.hibernate.annotations.LazyCollectionOption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callSuper = </text:span><text:span text:style-name="T10">true</text:span><text:span text:style-name="T11">, </text:span><text:span text:style-name="T14">exclude</text:span><text:span text:style-name="T11"> = {</text:span><text:span text:style-name="T28">"battalion"</text:span><text:span text:style-name="T11">, </text:span><text:span text:style-name="T28">"plattons"</text:span><text:span text:style-name="T11">}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Company </text:span><text:span text:style-name="T10">extends</text:span><text:span text:style-name="T11"> Unit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Getter</text:span></text:p>
      <text:p text:style-name="P62"><text:span text:style-name="T11"><text:tab/></text:span><text:span text:style-name="T18">@Setter</text:span></text:p>
      <text:p text:style-name="P62"><text:span text:style-name="T11"><text:tab/></text:span><text:span text:style-name="T16">@ManyToOne</text:span></text:p>
      <text:p text:style-name="P62"><text:span text:style-name="T11"><text:tab/></text:span><text:span text:style-name="T10">private</text:span><text:span text:style-name="T11"> Battalion </text:span><text:span text:style-name="T19">battalion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OneToMany</text:span><text:span text:style-name="T11">(mappedBy = </text:span><text:span text:style-name="T28">"company"</text:span><text:span text:style-name="T11">)</text:span></text:p>
      <text:p text:style-name="P62"><text:span text:style-name="T11"><text:tab/></text:span><text:span text:style-name="T16">@LazyCollection</text:span><text:span text:style-name="T11">(LazyCollectionOption.</text:span><text:span text:style-name="T20">FALSE</text:span><text:span text:style-name="T11">)</text:span></text:p>
      <text:p text:style-name="P62"><text:span text:style-name="T11"><text:tab/></text:span><text:span text:style-name="T10">private</text:span><text:span text:style-name="T11"> List&lt;Platoon&gt; </text:span><text:span text:style-name="T19">plattons</text:span><text:span text:style-name="T11"> = </text:span><text:span text:style-name="T10">new</text:span><text:span text:style-name="T11"> ArrayList&lt;Platoon&gt;();</text:span></text:p>
      <text:p text:style-name="P64"><text:tab/></text:p>
      <text:p text:style-name="P64">}</text:p>
      <text:p text:style-name="P38"><text:span text:style-name="T11"/></text:p>
      <text:p text:style-name="P9"/>
      <text:p text:style-name="P9">Platoon.java:</text:p>
      <text:p text:style-name="P9"/>
      <text:p text:style-name="P38"><text:span text:style-name="T10">package</text:span> com.model.entities;</text:p>
      <text:p text:style-name="P62"/>
      <text:p text:style-name="P62"><text:span text:style-name="T10">import</text:span><text:span text:style-name="T11"> java.util.ArrayList;</text:span></text:p>
      <text:p text:style-name="P62"><text:span text:style-name="T10">import</text:span><text:span text:style-name="T11"> java.util.List;</text:span>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ManyToOne;</text:span></text:p>
      <text:p text:style-name="P62"><text:span text:style-name="T10">import</text:span><text:span text:style-name="T11"> javax.persistence.OneToMany;</text:span></text:p>
      <text:p text:style-name="P62"/>
      <text:p text:style-name="P62"><text:soft-page-break/><text:span text:style-name="T10">import</text:span><text:span text:style-name="T11"> org.hibernate.annotations.LazyCollection;</text:span></text:p>
      <text:p text:style-name="P62"><text:span text:style-name="T10">import</text:span><text:span text:style-name="T11"> org.hibernate.annotations.LazyCollectionOption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callSuper = </text:span><text:span text:style-name="T10">true</text:span><text:span text:style-name="T11">, exclude = {</text:span><text:span text:style-name="T28">"company"</text:span><text:span text:style-name="T11">, </text:span><text:span text:style-name="T28">"teams"</text:span><text:span text:style-name="T11">}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Platoon </text:span><text:span text:style-name="T10">extends</text:span><text:span text:style-name="T11"> Unit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6">@ManyToOne</text:span></text:p>
      <text:p text:style-name="P62"><text:span text:style-name="T11"><text:tab/></text:span><text:span text:style-name="T10">private</text:span><text:span text:style-name="T11"> Company </text:span><text:span text:style-name="T19">company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OneToMany</text:span><text:span text:style-name="T11">(mappedBy = </text:span><text:span text:style-name="T28">"platoon"</text:span><text:span text:style-name="T11">)</text:span></text:p>
      <text:p text:style-name="P62"><text:span text:style-name="T11"><text:tab/></text:span><text:span text:style-name="T16">@LazyCollection</text:span><text:span text:style-name="T11">(LazyCollectionOption.</text:span><text:span text:style-name="T20">FALSE</text:span><text:span text:style-name="T11">)</text:span></text:p>
      <text:p text:style-name="P62"><text:span text:style-name="T11"><text:tab/></text:span><text:span text:style-name="T10">private</text:span><text:span text:style-name="T11"> List&lt;Team&gt; </text:span><text:span text:style-name="T19">teams</text:span><text:span text:style-name="T11"> = </text:span><text:span text:style-name="T10">new</text:span><text:span text:style-name="T11"> ArrayList&lt;Team&gt;();</text:span></text:p>
      <text:p text:style-name="P64">}</text:p>
      <text:p text:style-name="P38"><text:span text:style-name="T11"/></text:p>
      <text:p text:style-name="P9"/>
      <text:p text:style-name="P9">Team.java:</text:p>
      <text:p text:style-name="P9"/>
      <text:p text:style-name="P38"><text:span text:style-name="T10">package</text:span> com.model.entities;</text:p>
      <text:p text:style-name="P62"/>
      <text:p text:style-name="P62"><text:span text:style-name="T10">import</text:span><text:span text:style-name="T11"> java.util.ArrayList;</text:span></text:p>
      <text:p text:style-name="P62"><text:span text:style-name="T10">import</text:span><text:span text:style-name="T11"> java.util.List;</text:span>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ManyToOne;</text:span></text:p>
      <text:p text:style-name="P62"><text:span text:style-name="T10">import</text:span><text:span text:style-name="T11"> javax.persistence.OneToMany;</text:span></text:p>
      <text:p text:style-name="P62"/>
      <text:p text:style-name="P62"><text:span text:style-name="T10">import</text:span><text:span text:style-name="T11"> org.hibernate.annotations.LazyCollection;</text:span></text:p>
      <text:p text:style-name="P62"><text:span text:style-name="T10">import</text:span><text:span text:style-name="T11"> org.hibernate.annotations.LazyCollectionOption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callSuper = </text:span><text:span text:style-name="T10">true</text:span><text:span text:style-name="T11">, exclude = {</text:span><text:span text:style-name="T28">"platoon"</text:span><text:span text:style-name="T11">, </text:span><text:span text:style-name="T28">"soldiers"</text:span><text:span text:style-name="T11">}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Team </text:span><text:span text:style-name="T10">extends</text:span><text:span text:style-name="T11"> Unit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6">@ManyToOne</text:span></text:p>
      <text:p text:style-name="P62"><text:span text:style-name="T11"><text:tab/></text:span><text:span text:style-name="T10">private</text:span><text:span text:style-name="T11"> Platoon </text:span><text:span text:style-name="T19">platoon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OneToMany</text:span><text:span text:style-name="T11">(mappedBy = </text:span><text:span text:style-name="T28">"team"</text:span><text:span text:style-name="T11">)</text:span></text:p>
      <text:p text:style-name="P62"><text:span text:style-name="T11"><text:tab/></text:span><text:span text:style-name="T16">@LazyCollection</text:span><text:span text:style-name="T11">(LazyCollectionOption.</text:span><text:span text:style-name="T15">FALSE</text:span><text:span text:style-name="T11">)</text:span></text:p>
      <text:p text:style-name="P62"><text:span text:style-name="T11"><text:tab/></text:span><text:span text:style-name="T10">private</text:span><text:span text:style-name="T11"> List&lt;Soldier&gt; </text:span><text:span text:style-name="T19">soldiers</text:span><text:span text:style-name="T11"> = </text:span><text:span text:style-name="T10">new</text:span><text:span text:style-name="T11"> ArrayList&lt;Soldier&gt;();</text:span></text:p>
      <text:p text:style-name="P64">}</text:p>
      <text:p text:style-name="P38"><text:span text:style-name="T11"/></text:p>
      <text:p text:style-name="P9"/>
      <text:p text:style-name="P9"/>
      <text:p text:style-name="P9"/>
      <text:p text:style-name="P9"><text:soft-page-break/>Soldier.java:</text:p>
      <text:p text:style-name="P9"/>
      <text:p text:style-name="P40"><text:span text:style-name="T10">package</text:span><text:span text:style-name="T11"> com.model.entities;</text:span></text:p>
      <text:p text:style-name="P62"/>
      <text:p text:style-name="P62"><text:span text:style-name="T10">import</text:span><text:span text:style-name="T11"> java.util.ArrayList;</text:span></text:p>
      <text:p text:style-name="P62"><text:span text:style-name="T10">import</text:span><text:span text:style-name="T11"> java.util.List;</text:span></text:p>
      <text:p text:style-name="P62"/>
      <text:p text:style-name="P62"><text:span text:style-name="T10">import</text:span><text:span text:style-name="T11"> javax.persistence.Column;</text:span></text:p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GeneratedValue;</text:span></text:p>
      <text:p text:style-name="P62"><text:span text:style-name="T10">import</text:span><text:span text:style-name="T11"> javax.persistence.GenerationType;</text:span></text:p>
      <text:p text:style-name="P62"><text:span text:style-name="T10">import</text:span><text:span text:style-name="T11"> javax.persistence.Id;</text:span></text:p>
      <text:p text:style-name="P62"><text:span text:style-name="T10">import</text:span><text:span text:style-name="T11"> javax.persistence.ManyToOne;</text:span></text:p>
      <text:p text:style-name="P62"><text:span text:style-name="T10">import</text:span><text:span text:style-name="T11"> javax.persistence.OneToMany;</text:span></text:p>
      <text:p text:style-name="P62"/>
      <text:p text:style-name="P62"><text:span text:style-name="T10">import</text:span><text:span text:style-name="T11"> org.hibernate.annotations.LazyCollection;</text:span></text:p>
      <text:p text:style-name="P62"><text:span text:style-name="T10">import</text:span><text:span text:style-name="T11"> org.hibernate.annotations.LazyCollectionOption;</text:span></text:p>
      <text:p text:style-name="P62"/>
      <text:p text:style-name="P62"><text:span text:style-name="T10">import</text:span><text:span text:style-name="T11"> com.utils.enums.BloodType;</text:span></text:p>
      <text:p text:style-name="P62"><text:span text:style-name="T10">import</text:span><text:span text:style-name="T11"> com.utils.enums.Rank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exclude = {</text:span><text:span text:style-name="T28">"team"</text:span><text:span text:style-name="T11">, </text:span><text:span text:style-name="T28">"weapons"</text:span><text:span text:style-name="T11">}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Soldier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Id</text:span></text:p>
      <text:p text:style-name="P62"><text:span text:style-name="T11"><text:tab/></text:span><text:span text:style-name="T16">@GeneratedValue</text:span><text:span text:style-name="T11">(strategy = GenerationType.</text:span><text:span text:style-name="T20">AUTO</text:span><text:span text:style-name="T11">)</text:span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0">private</text:span><text:span text:style-name="T11"> </text:span><text:span text:style-name="T10">long</text:span><text:span text:style-name="T11"> </text:span><text:span text:style-name="T19">id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String </text:span><text:span text:style-name="T19">name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String </text:span><text:span text:style-name="T19">lastName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BloodType </text:span><text:span text:style-name="T19">bloodType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6">@Column</text:span><text:span text:style-name="T11">(name = </text:span><text:span text:style-name="T28">"rankOfSoldier"</text:span><text:span text:style-name="T11">)</text:span></text:p>
      <text:p text:style-name="P62"><text:span text:style-name="T11"><text:tab/></text:span><text:span text:style-name="T10">private</text:span><text:span text:style-name="T11"> Rank </text:span><text:span text:style-name="T19">rank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OneToMany</text:span><text:span text:style-name="T11">(mappedBy = </text:span><text:span text:style-name="T28">"soldier"</text:span><text:span text:style-name="T11">)</text:span></text:p>
      <text:p text:style-name="P62"><text:span text:style-name="T11"><text:tab/></text:span><text:span text:style-name="T16">@LazyCollection</text:span><text:span text:style-name="T11">(LazyCollectionOption.</text:span><text:span text:style-name="T20">FALSE</text:span><text:span text:style-name="T11">)</text:span></text:p>
      <text:p text:style-name="P62"><text:span text:style-name="T11"><text:tab/></text:span><text:span text:style-name="T10">private</text:span><text:span text:style-name="T11"> List&lt;Weapon&gt; </text:span><text:span text:style-name="T19">weapons</text:span><text:span text:style-name="T11"> = </text:span><text:span text:style-name="T10">new</text:span><text:span text:style-name="T11"> ArrayList&lt;Weapon&gt;()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6">@ManyToOne</text:span></text:p>
      <text:p text:style-name="P62"><text:span text:style-name="T11"><text:tab/></text:span><text:span text:style-name="T10">private</text:span><text:span text:style-name="T11"> Team </text:span><text:span text:style-name="T19">team</text:span><text:span text:style-name="T11">;</text:span></text:p>
      <text:p text:style-name="P64"><text:tab/></text:p>
      <text:p text:style-name="P62"><text:soft-page-break/><text:span text:style-name="T11"><text:tab/></text:span><text:span text:style-name="T10">public</text:span><text:span text:style-name="T11"> String getFullName(){</text:span></text:p>
      <text:p text:style-name="P62"><text:span text:style-name="T11"><text:tab/><text:tab/></text:span><text:span text:style-name="T10">return</text:span><text:span text:style-name="T11"> getName() + </text:span><text:span text:style-name="T28">" "</text:span><text:span text:style-name="T11"> + getLastName();</text:span></text:p>
      <text:p text:style-name="P64"><text:tab/>}</text:p>
      <text:p text:style-name="P64">}</text:p>
      <text:p text:style-name="P9"><text:span text:style-name="T11"/></text:p>
      <text:p text:style-name="P9">Weapon.java:</text:p>
      <text:p text:style-name="P9"/>
      <text:p text:style-name="P40"><text:span text:style-name="T10">package</text:span><text:span text:style-name="T11"> com.model.entities;</text:span></text:p>
      <text:p text:style-name="P62"/>
      <text:p text:style-name="P62"><text:span text:style-name="T10">import</text:span><text:span text:style-name="T11"> javax.persistence.Entity;</text:span></text:p>
      <text:p text:style-name="P62"><text:span text:style-name="T10">import</text:span><text:span text:style-name="T11"> javax.persistence.GeneratedValue;</text:span></text:p>
      <text:p text:style-name="P62"><text:span text:style-name="T10">import</text:span><text:span text:style-name="T11"> javax.persistence.GenerationType;</text:span></text:p>
      <text:p text:style-name="P62"><text:span text:style-name="T10">import</text:span><text:span text:style-name="T11"> javax.persistence.Id;</text:span></text:p>
      <text:p text:style-name="P62"><text:span text:style-name="T10">import</text:span><text:span text:style-name="T11"> javax.persistence.ManyToOne;</text:span></text:p>
      <text:p text:style-name="P62"/>
      <text:p text:style-name="P62"><text:span text:style-name="T10">import</text:span><text:span text:style-name="T11"> com.utils.enums.WeaponType;</text:span></text:p>
      <text:p text:style-name="P62"/>
      <text:p text:style-name="P62"><text:span text:style-name="T10">import</text:span><text:span text:style-name="T11"> lombok.Getter;</text:span></text:p>
      <text:p text:style-name="P62"><text:span text:style-name="T10">import</text:span><text:span text:style-name="T11"> lombok.Setter;</text:span></text:p>
      <text:p text:style-name="P62"><text:span text:style-name="T10">import</text:span><text:span text:style-name="T11"> lombok.ToString;</text:span></text:p>
      <text:p text:style-name="P62"/>
      <text:p text:style-name="P62"><text:span text:style-name="T16">@ToString</text:span><text:span text:style-name="T11">(exclude = </text:span><text:span text:style-name="T28">"soldier"</text:span><text:span text:style-name="T11">)</text:span></text:p>
      <text:p text:style-name="P63">@Entity</text:p>
      <text:p text:style-name="P62"><text:span text:style-name="T10">public</text:span><text:span text:style-name="T11"> </text:span><text:span text:style-name="T10">class</text:span><text:span text:style-name="T11"> Weapon </text:span><text:span text:style-name="T10">implements</text:span><text:span text:style-name="T11"> Persistable{</text:span></text:p>
      <text:p text:style-name="P62"/>
      <text:p text:style-name="P62"><text:span text:style-name="T11"><text:tab/></text:span><text:span text:style-name="T16">@Id</text:span></text:p>
      <text:p text:style-name="P62"><text:span text:style-name="T11"><text:tab/></text:span><text:span text:style-name="T16">@GeneratedValue</text:span><text:span text:style-name="T11">(strategy = </text:span><text:span text:style-name="T14">GenerationType</text:span><text:span text:style-name="T11">.</text:span><text:span text:style-name="T20">AUTO</text:span><text:span text:style-name="T11">)</text:span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0">private</text:span><text:span text:style-name="T11"> </text:span><text:span text:style-name="T10">long</text:span><text:span text:style-name="T11"> </text:span><text:span text:style-name="T19">id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String </text:span><text:span text:style-name="T19">name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String </text:span><text:span text:style-name="T19">serialNumber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0">private</text:span><text:span text:style-name="T11"> WeaponType </text:span><text:span text:style-name="T19">weaponType</text:span><text:span text:style-name="T11">;</text:span></text:p>
      <text:p text:style-name="P64"><text:tab/></text:p>
      <text:p text:style-name="P62"><text:span text:style-name="T11"><text:tab/></text:span><text:span text:style-name="T16">@Getter</text:span></text:p>
      <text:p text:style-name="P62"><text:span text:style-name="T11"><text:tab/></text:span><text:span text:style-name="T16">@Setter</text:span></text:p>
      <text:p text:style-name="P62"><text:span text:style-name="T11"><text:tab/></text:span><text:span text:style-name="T16">@ManyToOne</text:span></text:p>
      <text:p text:style-name="P62"><text:span text:style-name="T11"><text:tab/></text:span><text:span text:style-name="T10">private</text:span><text:span text:style-name="T11"> Soldier </text:span><text:span text:style-name="T19">soldier</text:span><text:span text:style-name="T11">;</text:span></text:p>
      <text:p text:style-name="P64">}</text:p>
      <text:p text:style-name="P9"><text:span text:style-name="T11"/></text:p>
      <text:p text:style-name="P7"><text:tab/>Adnotacja @LazyCollection(LazyCollectionOption.FALSE), wyłącza domyślne leniwe kolekcje, czyli ładowanie obiektów-dzieci na żądanie (domyślnie włączone w od Hibernate 3.0) zastępując je ładowaniem ich od razu. Powoduje to rozwiązanie problemu z fetchowaniem, jednak zmniejsza szybkość działania, oraz może powodować wielokrotne wyszukanie tych samych danych (co jednak można bardzo prosto rozwiązać).</text:p>
      <text:p text:style-name="P9"/>
      <text:p text:style-name="P8">6.2) Aplikacja - wstęp</text:p>
      <text:p text:style-name="P8"/>
      <text:p text:style-name="P7"><text:soft-page-break/><text:tab/>Nasza aplikacja odwzorowuje architekturę MVC (Model, View, Controller), gdzie poszczególne warstwy odpowiadają za inną funkcjonalność:</text:p>
      <text:p text:style-name="P7"/>
      <text:p text:style-name="P7">- Model – Komunikacja i odwzorowanie bazy danych – Encje, repozytoria do encji</text:p>
      <text:p text:style-name="P7">- View – Interfejs użytkownika – Konsola</text:p>
      <text:p text:style-name="P7">- Controller – Logika biznesowa aplikacji – Akcje</text:p>
      <text:p text:style-name="P7"/>
      <text:p text:style-name="P7">Funkcjonalności zaimplementowane w aplikacji:</text:p>
      <text:p text:style-name="P7"/>
      <text:p text:style-name="P7">- CRUD dla wszystkich encji w bazie danych</text:p>
      <text:p text:style-name="P7">- Możliwość przypinania i odpinania encji do encji</text:p>
      <text:p text:style-name="P7">- Różne sposoby wyszukiwania encji (po Id, w formie zapytania, itp.)</text:p>
      <text:p text:style-name="P7">- Walidacja przy wykonywaniu akcji (np. jeśli żołnierz ma za niski stopień to nie może zostać dowódcą na. Batalionu)</text:p>
      <text:p text:style-name="P7"/>
      <text:p text:style-name="P7"/>
      <text:p text:style-name="P7"/>
      <text:p text:style-name="P8">6.3) Akcje</text:p>
      <text:p text:style-name="P7"/>
      <text:p text:style-name="P18">Akcje ogólne: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3">Nazwa</text:p>
          </table:table-cell>
          <table:table-cell table:style-name="Tabela3.A1" office:value-type="string">
            <text:p text:style-name="P33">Zadanie</text:p>
          </table:table-cell>
          <table:table-cell table:style-name="Tabela3.A1" office:value-type="string">
            <text:p text:style-name="P33">Opis działania | Algorytm</text:p>
          </table:table-cell>
        </table:table-row>
        <table:table-row table:style-name="Tabela3.1">
          <table:table-cell table:style-name="Tabela3.A2" office:value-type="string">
            <text:p text:style-name="P32">(Interfejs) Action</text:p>
          </table:table-cell>
          <table:table-cell table:style-name="Tabela3.A2" office:value-type="string">
            <text:p text:style-name="P32">Stworzenie wspólnego interfejsu dla wszystkich akcji</text:p>
          </table:table-cell>
          <table:table-cell table:style-name="Tabela3.A2" office:value-type="string">
            <text:p text:style-name="P32">Interfejs udostępnia dwie bezparametrowe metody. <text:line-break/>-<text:span text:style-name="T1">Launch</text:span> - w tej metodzie zawarta jest logika wykonywana przez akcję.</text:p>
            <text:p text:style-name="P32"><text:span text:style-name="T1">-getName</text:span> - służy do uzyskania nazwy identyfikującej daną akcję. Nazwy te są następnie wyświetlane na liście wyboru.</text:p>
          </table:table-cell>
        </table:table-row>
        <table:table-row table:style-name="Tabela3.1">
          <table:table-cell table:style-name="Tabela3.A2" office:value-type="string">
            <text:p text:style-name="P32">AssignCommanderToBattalion</text:p>
          </table:table-cell>
          <table:table-cell table:style-name="Tabela3.A2" office:value-type="string">
            <text:p text:style-name="P32">Dołączenie Dowódcy do Batalionu</text:p>
          </table:table-cell>
          <table:table-cell table:style-name="Tabela3.A2" office:value-type="string">
            <text:p text:style-name="P32">1. Wyszukanie docelowego Batalionu<text:line-break/>2. Wyszukanie Żołnierza o kwalifikacjach dowódcy Batalionu</text:p>
            <text:p text:style-name="P32">3. Usunięcie Żołnierza ze wszystkich dotychczasowych struktur aby zachować spójność danych</text:p>
            <text:p text:style-name="P32">4. Dodanie Żołnierza jako dowódcę Batalionu</text:p>
            <text:p text:style-name="P32">5. Aktualizacja Batalionu w bazie danych</text:p>
          </table:table-cell>
        </table:table-row>
        <table:table-row table:style-name="Tabela3.1">
          <table:table-cell table:style-name="Tabela3.A2" office:value-type="string">
            <text:p text:style-name="P32">AssignCommanderToCompany</text:p>
          </table:table-cell>
          <table:table-cell table:style-name="Tabela3.A2" office:value-type="string">
            <text:p text:style-name="P32">Dołączenie Dowódcy do Kompanii</text:p>
          </table:table-cell>
          <table:table-cell table:style-name="Tabela3.A2" office:value-type="string">
            <text:p text:style-name="P32">1. Wyszukanie docelowej Kompanii <text:line-break/>2. Wyszukanie Żołnierza o kwalifikacjach dowódcy Kompanii</text:p>
            <text:p text:style-name="P32">3. Usunięcie Żołnierza ze wszystkich dotychczasowych struktur aby zachować spójność danych</text:p>
            <text:p text:style-name="P32">4. Dodanie Żołnierza jako dowódcę Kompanii</text:p>
            <text:p text:style-name="P32">5. Aktualizacja Kompanii w bazie danych</text:p>
          </table:table-cell>
        </table:table-row>
        <text:soft-page-break/>
        <table:table-row table:style-name="Tabela3.1">
          <table:table-cell table:style-name="Tabela3.A2" office:value-type="string">
            <text:p text:style-name="P32">AssignCommanderToPlatoon</text:p>
          </table:table-cell>
          <table:table-cell table:style-name="Tabela3.A2" office:value-type="string">
            <text:p text:style-name="P32">Dołączenie Dowódcy do Plutonu</text:p>
          </table:table-cell>
          <table:table-cell table:style-name="Tabela3.A2" office:value-type="string">
            <text:p text:style-name="P32">1. Wyszukanie docelowego Plutonu <text:line-break/>2. Wyszukanie Żołnierza o kwalifikacjach dowódcy Plutonu</text:p>
            <text:p text:style-name="P32">3. Usunięcie Żołnierza ze wszystkich dotychczasowych struktur aby zachować spójność danych</text:p>
            <text:p text:style-name="P32">4. Dodanie Żołnierza jako dowódcę Plutonu</text:p>
            <text:p text:style-name="P32">5.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2">AssignCommanderToTeam</text:p>
          </table:table-cell>
          <table:table-cell table:style-name="Tabela3.A2" office:value-type="string">
            <text:p text:style-name="P32">Dołączenie Dowódcy do Grupy</text:p>
          </table:table-cell>
          <table:table-cell table:style-name="Tabela3.A2" office:value-type="string">
            <text:p text:style-name="P32">1. Wyszukanie docelowej Grupy <text:line-break/>2. Wyszukanie Żołnierza o kwalifikacjach dowódcy Grupy</text:p>
            <text:p text:style-name="P32">3. Usunięcie Żołnierza ze wszystkich dotychczasowych struktur aby zachować spójność danych</text:p>
            <text:p text:style-name="P32">4. Dodanie Żołnierza jako członka grupy</text:p>
            <text:p text:style-name="P32">5. Dodanie Żołnierza jako dowódcę Grupy</text:p>
            <text:p text:style-name="P32">6. Aktualizacja Grupy w bazie danych</text:p>
            <text:p text:style-name="P32">7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2">AssignCompanyToBattalion</text:p>
          </table:table-cell>
          <table:table-cell table:style-name="Tabela3.A2" office:value-type="string">
            <text:p text:style-name="P32">Dołączenie Kompanii do Batalionu</text:p>
          </table:table-cell>
          <table:table-cell table:style-name="Tabela3.A2" office:value-type="string">
            <text:p text:style-name="P32">1. Wyszukanie Batalionu</text:p>
            <text:p text:style-name="P32">2. Wyszukanie Kompanii</text:p>
            <text:p text:style-name="P32">3. Dodanie Kompanii do Batalionu o ile już w nim nie jest<text:line-break/>3.1 Aktualizacja Batalionu w bazie danych</text:p>
            <text:p text:style-name="P32">3.2 Aktualizacja Kompanii w bazie danych</text:p>
          </table:table-cell>
        </table:table-row>
        <table:table-row table:style-name="Tabela3.1">
          <table:table-cell table:style-name="Tabela3.A2" office:value-type="string">
            <text:p text:style-name="P32">AssignPlatoonToCompany</text:p>
          </table:table-cell>
          <table:table-cell table:style-name="Tabela3.A2" office:value-type="string">
            <text:p text:style-name="P32">Dołączenie Plutonu <text:s/>do Kompanii</text:p>
          </table:table-cell>
          <table:table-cell table:style-name="Tabela3.A2" office:value-type="string">
            <text:p text:style-name="P32">1. Wyszukanie Kompanii</text:p>
            <text:p text:style-name="P32">2. Wyszukanie Plutonu</text:p>
            <text:p text:style-name="P32">3. Dodanie Plutonu do Kompanii o ile już w niej nie jest<text:line-break/>3.1 Aktualizacja Kompanii w bazie danych</text:p>
            <text:p text:style-name="P32">3.2 Aktualizacja Plutonu w bazie danych</text:p>
          </table:table-cell>
        </table:table-row>
        <table:table-row table:style-name="Tabela3.1">
          <table:table-cell table:style-name="Tabela3.A2" office:value-type="string">
            <text:p text:style-name="P32">AssignSoldierToTeam</text:p>
          </table:table-cell>
          <table:table-cell table:style-name="Tabela3.A2" office:value-type="string">
            <text:p text:style-name="P32">Dodanie Żołnierza do Grupy</text:p>
          </table:table-cell>
          <table:table-cell table:style-name="Tabela3.A2" office:value-type="string">
            <text:p text:style-name="P32">1. Wyszukanie Grupy</text:p>
            <text:p text:style-name="P32">2. Wyszukanie Żołnierza</text:p>
            <text:p text:style-name="P32">3. Dodanie Żołnierzowi grupy</text:p>
            <text:p text:style-name="P32">4. Dodanie Żołnierza do grupy</text:p>
            <text:p text:style-name="P32">5. Aktualizacja Grupy w bazie danych</text:p>
            <text:p text:style-name="P32">6. Aktualizacja Żołnierza w bazie danych</text:p>
          </table:table-cell>
        </table:table-row>
        <table:table-row table:style-name="Tabela3.1">
          <table:table-cell table:style-name="Tabela3.A2" office:value-type="string">
            <text:p text:style-name="P32">AssignTeamToPlatoon</text:p>
          </table:table-cell>
          <table:table-cell table:style-name="Tabela3.A2" office:value-type="string">
            <text:p text:style-name="P32">Dodanie Grupy do Plutonu</text:p>
          </table:table-cell>
          <table:table-cell table:style-name="Tabela3.A2" office:value-type="string">
            <text:p text:style-name="P32">1. Wyszukanie Plutonu</text:p>
            <text:p text:style-name="P32">2. Wyszukanie Grupy</text:p>
            <text:p text:style-name="P32">3. Dodanie Grupy do plutonu o ile w nim nie jest</text:p>
            <text:p text:style-name="P32"><text:soft-page-break/>3.1 Aktualizacja Plutonu w bazie danych</text:p>
            <text:p text:style-name="P32">3.2 Aktualizacja Grupy w bazie danych</text:p>
          </table:table-cell>
        </table:table-row>
        <table:table-row table:style-name="Tabela3.1">
          <table:table-cell table:style-name="Tabela3.A2" office:value-type="string">
            <text:p text:style-name="P32">AssignWeaponToSoldier</text:p>
          </table:table-cell>
          <table:table-cell table:style-name="Tabela3.A2" office:value-type="string">
            <text:p text:style-name="P32">Przydzielenie nowej broni do wyposażenia Żołnierza</text:p>
          </table:table-cell>
          <table:table-cell table:style-name="Tabela3.A2" office:value-type="string">
            <text:p text:style-name="P32">1. Wyszukanie Żołnierza</text:p>
            <text:p text:style-name="P32">2. Wyszukanie broni</text:p>
            <text:p text:style-name="P32">3. Przypisanie żołnierza do konkretnej broni</text:p>
            <text:p text:style-name="P32">4. Dodanie broni do kolekcji Żołnierza</text:p>
            <text:p text:style-name="P32">5. Aktualizacja Żołnierza w bazie danych</text:p>
            <text:p text:style-name="P32">6. Aktualizacja Broni w bazie danych</text:p>
          </table:table-cell>
        </table:table-row>
        <table:table-row table:style-name="Tabela3.1">
          <table:table-cell table:style-name="Tabela3.A2" office:value-type="string">
            <text:p text:style-name="P32">Exit</text:p>
          </table:table-cell>
          <table:table-cell table:style-name="Tabela3.A2" office:value-type="string">
            <text:p text:style-name="P32">Zakończenie działania aplikacji</text:p>
          </table:table-cell>
          <table:table-cell table:style-name="Tabela3.A2" office:value-type="string">
            <text:p text:style-name="P32">1. Wywołanie funkcji systemowej służącej do przerwania działania aplikacji</text:p>
          </table:table-cell>
        </table:table-row>
      </table:table>
      <text:p text:style-name="P7"/>
      <text:p text:style-name="P7"/>
      <text:p text:style-name="P7"/>
      <text:p text:style-name="P18">Akcje Batalionu: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3">Nazwa</text:p>
          </table:table-cell>
          <table:table-cell table:style-name="Tabela4.A1" office:value-type="string">
            <text:p text:style-name="P33">Zadanie</text:p>
          </table:table-cell>
          <table:table-cell table:style-name="Tabela4.A1" office:value-type="string">
            <text:p text:style-name="P33">Opis działania | Algorytm</text:p>
          </table:table-cell>
        </table:table-row>
        <table:table-row table:style-name="Tabela4.1">
          <table:table-cell table:style-name="Tabela4.A2" office:value-type="string">
            <text:p text:style-name="P32">CreateBattalion</text:p>
          </table:table-cell>
          <table:table-cell table:style-name="Tabela4.A2" office:value-type="string">
            <text:p text:style-name="P32">Stworzenie nowego Batalionu</text:p>
          </table:table-cell>
          <table:table-cell table:style-name="Tabela4.A2" office:value-type="string">
            <text:p text:style-name="P32">1. Stworzenie nowej instancji Batalionu</text:p>
            <text:p text:style-name="P32">2. Pobranie od użytkownika identyfikatora</text:p>
            <text:p text:style-name="P32">3. Przypisanie identyfikatora do Batalionu</text:p>
            <text:p text:style-name="P32">4. Zapisanie Batalionu w bazie danych</text:p>
          </table:table-cell>
        </table:table-row>
        <table:table-row table:style-name="Tabela4.1">
          <table:table-cell table:style-name="Tabela4.A2" office:value-type="string">
            <text:p text:style-name="P32">DeleteBattalion</text:p>
          </table:table-cell>
          <table:table-cell table:style-name="Tabela4.A2" office:value-type="string">
            <text:p text:style-name="P32">Usunięcie z bazy danych wskazanego Batalionu</text:p>
          </table:table-cell>
          <table:table-cell table:style-name="Tabela4.A2" office:value-type="string">
            <text:p text:style-name="P32">1. Wyszukanie Batalionu</text:p>
            <text:p text:style-name="P32">2. Odłączenie Dowódcy od Batalionu</text:p>
            <text:p text:style-name="P32">3. Odłączenie Kompanii od Batalionu</text:p>
            <text:p text:style-name="P32">4. Usunięcie Batalionu w bazie danych</text:p>
          </table:table-cell>
        </table:table-row>
        <table:table-row table:style-name="Tabela4.1">
          <table:table-cell table:style-name="Tabela4.A2" office:value-type="string">
            <text:p text:style-name="P32">FindAllBattalions</text:p>
          </table:table-cell>
          <table:table-cell table:style-name="Tabela4.A2" office:value-type="string">
            <text:p text:style-name="P32">Wyszukanie wszystkich dostępnych Batalionów</text:p>
          </table:table-cell>
          <table:table-cell table:style-name="Tabela4.A2" office:value-type="string">
            <text:p text:style-name="P32">1. Wyszukanie w bazie Batalionów</text:p>
            <text:p text:style-name="P32">2. Wyświetlenie użytkownikowi listy wyników</text:p>
          </table:table-cell>
        </table:table-row>
        <table:table-row table:style-name="Tabela4.1">
          <table:table-cell table:style-name="Tabela4.A2" office:value-type="string">
            <text:p text:style-name="P32">FindBattalionByCommander</text:p>
          </table:table-cell>
          <table:table-cell table:style-name="Tabela4.A2" office:value-type="string">
            <text:p text:style-name="P32">Wyszukanie Batalionu ze wskazanym Dowódcą</text:p>
          </table:table-cell>
          <table:table-cell table:style-name="Tabela4.A2" office:value-type="string">
            <text:p text:style-name="P32">1. Pobranie danych Dowódcy</text:p>
            <text:p text:style-name="P32">2. Wyszukanie listy Żołnierzy o pasujących danych</text:p>
            <text:p text:style-name="P32">3. Dla każdego Dowódcy pobranie jego Batalionu</text:p>
            <text:p text:style-name="P32">3.1 Wyświetlenie listy Batalionów danego Dowódcy</text:p>
          </table:table-cell>
        </table:table-row>
        <table:table-row table:style-name="Tabela4.1">
          <table:table-cell table:style-name="Tabela4.A2" office:value-type="string">
            <text:p text:style-name="P32">FindBattalionById</text:p>
          </table:table-cell>
          <table:table-cell table:style-name="Tabela4.A2" office:value-type="string">
            <text:p text:style-name="P32">Wyszukanie Batalionu po numerze ID</text:p>
          </table:table-cell>
          <table:table-cell table:style-name="Tabela4.A2" office:value-type="string">
            <text:p text:style-name="P32">1. Wyszukanie Batalionu</text:p>
            <text:p text:style-name="P32">2. Wyświetlenie Batalionu</text:p>
            <text:p text:style-name="P32">3. Wyświetlenie Kompanii należących do Batalionu</text:p>
          </table:table-cell>
        </table:table-row>
        <table:table-row table:style-name="Tabela4.1">
          <table:table-cell table:style-name="Tabela4.A2" office:value-type="string">
            <text:p text:style-name="P32">FindBattalionsWithoutCommander</text:p>
          </table:table-cell>
          <table:table-cell table:style-name="Tabela4.A2" office:value-type="string">
            <text:p text:style-name="P32">Wyszukanie Batalionów które nie <text:soft-page-break/>mają Dowódcy</text:p>
          </table:table-cell>
          <table:table-cell table:style-name="Tabela4.A2" office:value-type="string">
            <text:p text:style-name="P32">1. Wyszukanie Batalionów bez Dowódcy w bazie danych</text:p>
            <text:p text:style-name="P32"><text:soft-page-break/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2">FindBattalionsWithoutCompanies</text:p>
          </table:table-cell>
          <table:table-cell table:style-name="Tabela4.A2" office:value-type="string">
            <text:p text:style-name="P32">Wuszukanie Batalionów które nie mają żadnych Kompanii</text:p>
          </table:table-cell>
          <table:table-cell table:style-name="Tabela4.A2" office:value-type="string">
            <text:p text:style-name="P32">1. Wyszukanie Batalionów bez Kompanii w bazie danych</text:p>
            <text:p text:style-name="P32">2. Wyświetlenie listy wyników użytkownikowi</text:p>
          </table:table-cell>
        </table:table-row>
        <table:table-row table:style-name="Tabela4.1">
          <table:table-cell table:style-name="Tabela4.A2" office:value-type="string">
            <text:p text:style-name="P32">RemoveCommanderFromBattalion</text:p>
          </table:table-cell>
          <table:table-cell table:style-name="Tabela4.A2" office:value-type="string">
            <text:p text:style-name="P32">Usunięcie Dowódcy z wybranego Batalionu</text:p>
          </table:table-cell>
          <table:table-cell table:style-name="Tabela4.A2" office:value-type="string">
            <text:p text:style-name="P32">1. Wyszukanie Batalionu</text:p>
            <text:p text:style-name="P32">2. Ustawienie Dowódcy jako nie zdefiniowany (null)</text:p>
            <text:p text:style-name="P32">3. Aktualizacja Batalionu w bazie danych</text:p>
          </table:table-cell>
        </table:table-row>
        <table:table-row table:style-name="Tabela4.1">
          <table:table-cell table:style-name="Tabela4.A2" office:value-type="string">
            <text:p text:style-name="P32">UpdateBattalion</text:p>
          </table:table-cell>
          <table:table-cell table:style-name="Tabela4.A2" office:value-type="string">
            <text:p text:style-name="P32">Aktualizacja Batalionu</text:p>
          </table:table-cell>
          <table:table-cell table:style-name="Tabela4.A2" office:value-type="string">
            <text:p text:style-name="P32">1. Wyszukanie Batalionu</text:p>
            <text:p text:style-name="P32">2. Pobranie nowego numeru identyfikującego</text:p>
            <text:p text:style-name="P32">3. Ustawienie nowego identyfikatora</text:p>
            <text:p text:style-name="P32">4. Aktualizacja Batalionu w bazie danych</text:p>
          </table:table-cell>
        </table:table-row>
      </table:table>
      <text:p text:style-name="Standard"/>
      <text:p text:style-name="Standard"/>
      <text:p text:style-name="P34">Akcje Kompanii: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33">Nazwa</text:p>
          </table:table-cell>
          <table:table-cell table:style-name="Tabela5.A1" office:value-type="string">
            <text:p text:style-name="P33">Zadanie</text:p>
          </table:table-cell>
          <table:table-cell table:style-name="Tabela5.A1" office:value-type="string">
            <text:p text:style-name="P33">Opis działania | Algorytm</text:p>
          </table:table-cell>
        </table:table-row>
        <table:table-row table:style-name="Tabela5.1">
          <table:table-cell table:style-name="Tabela5.A2" office:value-type="string">
            <text:p text:style-name="P32">CreateCompany</text:p>
          </table:table-cell>
          <table:table-cell table:style-name="Tabela5.A2" office:value-type="string">
            <text:p text:style-name="P32">Stworzenie nowej Kompanii</text:p>
          </table:table-cell>
          <table:table-cell table:style-name="Tabela5.A2" office:value-type="string">
            <text:p text:style-name="P32">1. Stworzenie nowej instancji Kompanii</text:p>
            <text:p text:style-name="P32">2. Pobranie od użytkownika identyfikatora</text:p>
            <text:p text:style-name="P32">3. Przypisanie identyfikatora do Kompanii</text:p>
            <text:p text:style-name="P32">4. Zapisanie Kompanii w bazie danych</text:p>
          </table:table-cell>
        </table:table-row>
        <table:table-row table:style-name="Tabela5.1">
          <table:table-cell table:style-name="Tabela5.A2" office:value-type="string">
            <text:p text:style-name="P32">DeleteCompany</text:p>
          </table:table-cell>
          <table:table-cell table:style-name="Tabela5.A2" office:value-type="string">
            <text:p text:style-name="P32">Usunięcie z bazy danych wskazanej Kompanii</text:p>
          </table:table-cell>
          <table:table-cell table:style-name="Tabela5.A2" office:value-type="string">
            <text:p text:style-name="P32">1. Wyszukanie Kompanii</text:p>
            <text:p text:style-name="P32">2. Odłączenie Dowódcy od Kompanii</text:p>
            <text:p text:style-name="P32">3. Odłączenie Plutonów od Kompanii</text:p>
            <text:p text:style-name="P32">4. Usunięcie Kompanii w bazie danych</text:p>
          </table:table-cell>
        </table:table-row>
        <table:table-row table:style-name="Tabela5.1">
          <table:table-cell table:style-name="Tabela5.A2" office:value-type="string">
            <text:p text:style-name="P32">FindAllCompanies</text:p>
          </table:table-cell>
          <table:table-cell table:style-name="Tabela5.A2" office:value-type="string">
            <text:p text:style-name="P32">Wyszukanie wszystkich dostępnych Kompanii</text:p>
          </table:table-cell>
          <table:table-cell table:style-name="Tabela5.A2" office:value-type="string">
            <text:p text:style-name="P32">1. Wyszukanie w bazie Kompanii</text:p>
            <text:p text:style-name="P32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2">FindCompaniesWithoutBattalion</text:p>
          </table:table-cell>
          <table:table-cell table:style-name="Tabela5.A2" office:value-type="string">
            <text:p text:style-name="P32">Wyszukanie Kompanii które nie mają Batalionu</text:p>
          </table:table-cell>
          <table:table-cell table:style-name="Tabela5.A2" office:value-type="string">
            <text:p text:style-name="P32">1. Wyszukanie w bazie Kompanii</text:p>
            <text:p text:style-name="P32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2">FindCompaniesWithoutCommander</text:p>
          </table:table-cell>
          <table:table-cell table:style-name="Tabela5.A2" office:value-type="string">
            <text:p text:style-name="P32">Wyszukanie Kompanii które nie mają dowódcy</text:p>
          </table:table-cell>
          <table:table-cell table:style-name="Tabela5.A2" office:value-type="string">
            <text:p text:style-name="P32">1. Wyszukanie w bazie Kompanii</text:p>
            <text:p text:style-name="P32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2">FindCompaniesWithoutPlatons</text:p>
          </table:table-cell>
          <table:table-cell table:style-name="Tabela5.A2" office:value-type="string">
            <text:p text:style-name="P32">Wyszukanie Kompanii które nie mają Plutonów</text:p>
          </table:table-cell>
          <table:table-cell table:style-name="Tabela5.A2" office:value-type="string">
            <text:p text:style-name="P32">1. Wyszukanie w bazie Kompanii</text:p>
            <text:p text:style-name="P32">2. Wyświetlenie użytkownikowi listy wyników</text:p>
          </table:table-cell>
        </table:table-row>
        <table:table-row table:style-name="Tabela5.1">
          <table:table-cell table:style-name="Tabela5.A2" office:value-type="string">
            <text:p text:style-name="P32">FindCompanyByCommander</text:p>
          </table:table-cell>
          <table:table-cell table:style-name="Tabela5.A2" office:value-type="string">
            <text:p text:style-name="P32">Wyszukanie Kompanii ze wskazanym Dowódcą</text:p>
          </table:table-cell>
          <table:table-cell table:style-name="Tabela5.A2" office:value-type="string">
            <text:p text:style-name="P32">1. Pobranie danych Dowódcy</text:p>
            <text:p text:style-name="P32">2. Wyszukanie listy Żołnierzy o pasujących danych</text:p>
            <text:p text:style-name="P32">3. Dla każdego Dowódcy pobranie jego Kompanii</text:p>
            <text:p text:style-name="P32">3.1 Wyświetlenie listy Kompanii danego Dowódcy</text:p>
          </table:table-cell>
        </table:table-row>
        <table:table-row table:style-name="Tabela5.1">
          <table:table-cell table:style-name="Tabela5.A2" office:value-type="string">
            <text:p text:style-name="P32">FindCompanyById</text:p>
          </table:table-cell>
          <table:table-cell table:style-name="Tabela5.A2" office:value-type="string">
            <text:p text:style-name="P32">Wyszukanie Kompanii po numerze ID</text:p>
          </table:table-cell>
          <table:table-cell table:style-name="Tabela5.A2" office:value-type="string">
            <text:p text:style-name="P32">1. Wyszukanie Kompanii</text:p>
            <text:p text:style-name="P32">2. Wyświetlenie Kompanii</text:p>
            <text:p text:style-name="P32">3. Wyświetlenie Batalionu do jakiego należy kompania</text:p>
            <text:p text:style-name="P32">3. Wyświetlenie Plutonów należących do Batalionu</text:p>
          </table:table-cell>
        </table:table-row>
        <table:table-row table:style-name="Tabela5.1">
          <table:table-cell table:style-name="Tabela5.A2" office:value-type="string">
            <text:p text:style-name="P32">RemoveCommanderFromCompany</text:p>
          </table:table-cell>
          <table:table-cell table:style-name="Tabela5.A2" office:value-type="string">
            <text:p text:style-name="P32">Usunięcie Dowódcy z wybranej Kompanii</text:p>
          </table:table-cell>
          <table:table-cell table:style-name="Tabela5.A2" office:value-type="string">
            <text:p text:style-name="P32">1. Wyszukanie Kompanii</text:p>
            <text:p text:style-name="P32">2. Ustawienie Dowódcy jako nie zdefiniowany (null)</text:p>
            <text:p text:style-name="P32">3. Aktualizacja Kompanii w bazie danych</text:p>
          </table:table-cell>
        </table:table-row>
        <table:table-row table:style-name="Tabela5.1">
          <table:table-cell table:style-name="Tabela5.A2" office:value-type="string">
            <text:p text:style-name="P32">UpdateCompany</text:p>
          </table:table-cell>
          <table:table-cell table:style-name="Tabela5.A2" office:value-type="string">
            <text:p text:style-name="P32">Aktualizacja Kompanii</text:p>
          </table:table-cell>
          <table:table-cell table:style-name="Tabela5.A2" office:value-type="string">
            <text:p text:style-name="P32">1. Wyszukanie Kompanii</text:p>
            <text:p text:style-name="P32">2. Pobranie nowego numeru identyfikującego</text:p>
            <text:p text:style-name="P32">3. Ustawienie nowego identyfikatora</text:p>
            <text:p text:style-name="P32">4. Aktualizacja Kompanii w bazie danych</text:p>
          </table:table-cell>
        </table:table-row>
      </table:table>
      <text:p text:style-name="P18"><text:soft-page-break/></text:p>
      <text:p text:style-name="P18">Akcje Plutonu: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33">Nazwa</text:p>
          </table:table-cell>
          <table:table-cell table:style-name="Tabela6.A1" office:value-type="string">
            <text:p text:style-name="P33">Zadanie</text:p>
          </table:table-cell>
          <table:table-cell table:style-name="Tabela6.A1" office:value-type="string">
            <text:p text:style-name="P33">Opis działania | Algorytm</text:p>
          </table:table-cell>
        </table:table-row>
        <table:table-row table:style-name="Tabela6.1">
          <table:table-cell table:style-name="Tabela6.A2" office:value-type="string">
            <text:p text:style-name="P32">CreatePlatoon</text:p>
          </table:table-cell>
          <table:table-cell table:style-name="Tabela6.A2" office:value-type="string">
            <text:p text:style-name="P32">Stworzenie nowego Plutonu</text:p>
          </table:table-cell>
          <table:table-cell table:style-name="Tabela6.A2" office:value-type="string">
            <text:p text:style-name="P32">1. Stworzenie nowej instancji Plutonu</text:p>
            <text:p text:style-name="P32">2. Pobranie od użytkownika identyfikatora</text:p>
            <text:p text:style-name="P32">3. Przypisanie identyfikatora do Plutonu</text:p>
            <text:p text:style-name="P32">4. Zapisanie Plutonu w bazie danych</text:p>
          </table:table-cell>
        </table:table-row>
        <table:table-row table:style-name="Tabela6.1">
          <table:table-cell table:style-name="Tabela6.A2" office:value-type="string">
            <text:p text:style-name="P32">DeletePlatoon</text:p>
          </table:table-cell>
          <table:table-cell table:style-name="Tabela6.A2" office:value-type="string">
            <text:p text:style-name="P32">Usunięcie z bazy danych wskazanego Plutonu</text:p>
          </table:table-cell>
          <table:table-cell table:style-name="Tabela6.A2" office:value-type="string">
            <text:p text:style-name="P32">1. Wyszukanie Plutonu</text:p>
            <text:p text:style-name="P32">2. Odłączenie Dowódcy od Plutonu</text:p>
            <text:p text:style-name="P32">3. Odłączenie Grup od Plutonu</text:p>
            <text:p text:style-name="P32">4. Usunięcie Plutonu w bazie danych</text:p>
          </table:table-cell>
        </table:table-row>
        <table:table-row table:style-name="Tabela6.1">
          <table:table-cell table:style-name="Tabela6.A2" office:value-type="string">
            <text:p text:style-name="P32">FindAllPlatoons</text:p>
          </table:table-cell>
          <table:table-cell table:style-name="Tabela6.A2" office:value-type="string">
            <text:p text:style-name="P32">Wyszukanie wszystkich dostępnych Plutonów</text:p>
          </table:table-cell>
          <table:table-cell table:style-name="Tabela6.A2" office:value-type="string">
            <text:p text:style-name="P32">1. Wyszukanie w bazie Plutonów</text:p>
            <text:p text:style-name="P32">2. Wyświetlenie użytkownikowi listy wyników</text:p>
          </table:table-cell>
        </table:table-row>
        <table:table-row table:style-name="Tabela6.1">
          <table:table-cell table:style-name="Tabela6.A2" office:value-type="string">
            <text:p text:style-name="P32">FindPlatoonByCommander</text:p>
          </table:table-cell>
          <table:table-cell table:style-name="Tabela6.A2" office:value-type="string">
            <text:p text:style-name="P32">Wyszukanie Plutonu ze wskazanym Dowódcą</text:p>
          </table:table-cell>
          <table:table-cell table:style-name="Tabela6.A2" office:value-type="string">
            <text:p text:style-name="P32">1. Pobranie danych Dowódcy</text:p>
            <text:p text:style-name="P32">2. Wyszukanie listy Żołnierzy o pasujących danych</text:p>
            <text:p text:style-name="P32">3. Dla każdego Dowódcy pobranie jego Plutonów</text:p>
            <text:p text:style-name="P32">3.1 Wyświetlenie listy Plutonów danego Dowódcy</text:p>
          </table:table-cell>
        </table:table-row>
        <table:table-row table:style-name="Tabela6.1">
          <table:table-cell table:style-name="Tabela6.A2" office:value-type="string">
            <text:p text:style-name="P32">FindPlatoonById</text:p>
          </table:table-cell>
          <table:table-cell table:style-name="Tabela6.A2" office:value-type="string">
            <text:p text:style-name="P32">Wyszukanie Plutonu po numerze ID</text:p>
          </table:table-cell>
          <table:table-cell table:style-name="Tabela6.A2" office:value-type="string">
            <text:p text:style-name="P32">1. Wyszukanie Plutonu</text:p>
            <text:p text:style-name="P32">2. Wyświetlenie Plutonu</text:p>
            <text:p text:style-name="P32">3. Wyświetlenie Kompanii danego Plutonu</text:p>
            <text:p text:style-name="P32">4. Wyświetlenie listy Grup danego Plutonu</text:p>
          </table:table-cell>
        </table:table-row>
        <table:table-row table:style-name="Tabela6.1">
          <table:table-cell table:style-name="Tabela6.A2" office:value-type="string">
            <text:p text:style-name="P32">FindPlatoonsWithoutCommander</text:p>
          </table:table-cell>
          <table:table-cell table:style-name="Tabela6.A2" office:value-type="string">
            <text:p text:style-name="P32">Wyszukanie Plutonów które nie mają Dowódcy</text:p>
          </table:table-cell>
          <table:table-cell table:style-name="Tabela6.A2" office:value-type="string">
            <text:p text:style-name="P32">1. Wyszukanie Plutonów bez Dowódcy w bazie danych</text:p>
            <text:p text:style-name="P32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2">FindPlatoonsWithoutCompanies</text:p>
          </table:table-cell>
          <table:table-cell table:style-name="Tabela6.A2" office:value-type="string">
            <text:p text:style-name="P32">Wyszukanie Plutonów które nie mają Kompanii</text:p>
          </table:table-cell>
          <table:table-cell table:style-name="Tabela6.A2" office:value-type="string">
            <text:p text:style-name="P32">1. Wyszukanie Plutonów bez Kompanii w bazie danych</text:p>
            <text:p text:style-name="P32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2">FindPlatoonsWithoutTeams</text:p>
          </table:table-cell>
          <table:table-cell table:style-name="Tabela6.A2" office:value-type="string">
            <text:p text:style-name="P32">Wyszukanie Plutonów które nie mają żadnych Grup</text:p>
          </table:table-cell>
          <table:table-cell table:style-name="Tabela6.A2" office:value-type="string">
            <text:p text:style-name="P32">1. Wyszukanie Plutonów bez Grup w bazie danych</text:p>
            <text:p text:style-name="P32">2. Wyświetlenie listy wyników użytkownikowi</text:p>
          </table:table-cell>
        </table:table-row>
        <table:table-row table:style-name="Tabela6.1">
          <table:table-cell table:style-name="Tabela6.A2" office:value-type="string">
            <text:p text:style-name="P32">RemoveCommanderFromPlatoon</text:p>
          </table:table-cell>
          <table:table-cell table:style-name="Tabela6.A2" office:value-type="string">
            <text:p text:style-name="P32">Usunięcie Dowódcy z wybranego Plutonu</text:p>
          </table:table-cell>
          <table:table-cell table:style-name="Tabela6.A2" office:value-type="string">
            <text:p text:style-name="P32">1. Wyszukanie Plutonu</text:p>
            <text:p text:style-name="P32">2. Ustawienie Dowódcy jako nie zdefiniowany (null)</text:p>
            <text:p text:style-name="P32">3. Aktualizacja Plutonu w bazie danych</text:p>
          </table:table-cell>
        </table:table-row>
        <table:table-row table:style-name="Tabela6.1">
          <table:table-cell table:style-name="Tabela6.A2" office:value-type="string">
            <text:p text:style-name="P32">UpdatePlatoon</text:p>
          </table:table-cell>
          <table:table-cell table:style-name="Tabela6.A2" office:value-type="string">
            <text:p text:style-name="P32">Aktualizacja Plutonu</text:p>
          </table:table-cell>
          <table:table-cell table:style-name="Tabela6.A2" office:value-type="string">
            <text:p text:style-name="P32">1. Wyszukanie Plutonu</text:p>
            <text:p text:style-name="P32">2. Pobranie nowego numeru identyfikującego</text:p>
            <text:p text:style-name="P32">3. Ustawienie nowego identyfikatora</text:p>
            <text:p text:style-name="P32"><text:soft-page-break/>4. Aktualizacja Plutonu w bazie danych</text:p>
          </table:table-cell>
        </table:table-row>
      </table:table>
      <text:p text:style-name="P7"/>
      <text:p text:style-name="P20">Akcje Żołnierza: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33">Nazwa</text:p>
          </table:table-cell>
          <table:table-cell table:style-name="Tabela7.A1" office:value-type="string">
            <text:p text:style-name="P33">Zadanie</text:p>
          </table:table-cell>
          <table:table-cell table:style-name="Tabela7.A1" office:value-type="string">
            <text:p text:style-name="P33">Opis działania | Algorytm</text:p>
          </table:table-cell>
        </table:table-row>
        <table:table-row table:style-name="Tabela7.1">
          <table:table-cell table:style-name="Tabela7.A2" office:value-type="string">
            <text:p text:style-name="P32">CreateSoldier</text:p>
          </table:table-cell>
          <table:table-cell table:style-name="Tabela7.A2" office:value-type="string">
            <text:p text:style-name="P32">Stworzenie nowego żołnierza</text:p>
          </table:table-cell>
          <table:table-cell table:style-name="Tabela7.A2" office:value-type="string">
            <text:p text:style-name="P32">1. Stworzenie nowej instancji żołnierza</text:p>
            <text:p text:style-name="P32">2. Pobranie od użytkownika imienia i przypisanie go do żołnierza</text:p>
            <text:p text:style-name="P32">3. <text:s/>Pobranie od użytkownika nazwiska i przypisanie go do żołnierza</text:p>
            <text:p text:style-name="P32">4. <text:s/>Pobranie od użytkownika poprawnej grupy krwi i przypisanie jej do żołnierza</text:p>
            <text:p text:style-name="P32">5. Pobranie od użytkownika poprawnego stopnia i przypisanie go do żołnierza</text:p>
            <text:p text:style-name="P32">6. Zapisanie żołnierza w bazie danych</text:p>
          </table:table-cell>
        </table:table-row>
        <table:table-row table:style-name="Tabela7.1">
          <table:table-cell table:style-name="Tabela7.A3" office:value-type="string">
            <text:p text:style-name="P32">DeleteSoldier</text:p>
          </table:table-cell>
          <table:table-cell table:style-name="Tabela7.A3" office:value-type="string">
            <text:p text:style-name="P32">Usunięcie z bazy danych wskazanego żołnierza</text:p>
          </table:table-cell>
          <table:table-cell table:style-name="Tabela7.A3" office:value-type="string">
            <text:list xml:id="list7362177999225451427" text:style-name="L2">
              <text:list-item>
                <text:p text:style-name="P41">Wyszukanie żołnierza</text:p>
              </text:list-item>
              <text:list-item>
                <text:p text:style-name="P41">Odłączenie broni od żołnierza</text:p>
              </text:list-item>
              <text:list-item>
                <text:p text:style-name="P41">Odłączenie żołnierza od drużyny</text:p>
              </text:list-item>
              <text:list-item>
                <text:p text:style-name="P41">Odłączenie dowódcy od drużyny</text:p>
              </text:list-item>
              <text:list-item>
                <text:p text:style-name="P41">Odłączenie dowódcy od plutonu</text:p>
              </text:list-item>
              <text:list-item>
                <text:p text:style-name="P41">Odłączenie dowódcy od kompanii</text:p>
              </text:list-item>
              <text:list-item>
                <text:p text:style-name="P41">Odłączenie dowódcy od batalionu</text:p>
              </text:list-item>
              <text:list-item>
                <text:p text:style-name="P41">Usunięcie żołnierza z bazy danych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2">FindAllSoldiers</text:p>
          </table:table-cell>
          <table:table-cell table:style-name="Tabela7.A3" office:value-type="string">
            <text:p text:style-name="P32">Wyszukanie wszystkich dostępnych w bazie żołnierzy</text:p>
          </table:table-cell>
          <table:table-cell table:style-name="Tabela7.A3" office:value-type="string">
            <text:list xml:id="list8878053022683482459" text:style-name="L3">
              <text:list-item>
                <text:p text:style-name="P42">Wyszukanie w bazie żołnierzy</text:p>
              </text:list-item>
              <text:list-item>
                <text:p text:style-name="P42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2">FindSoldierById</text:p>
          </table:table-cell>
          <table:table-cell table:style-name="Tabela7.A3" office:value-type="string">
            <text:p text:style-name="P32">Wyszukanie żołnierza po ID</text:p>
          </table:table-cell>
          <table:table-cell table:style-name="Tabela7.A3" office:value-type="string">
            <text:list xml:id="list3289790498913591518" text:style-name="L4">
              <text:list-item>
                <text:p text:style-name="P43">Wyszukanie żołnierza</text:p>
              </text:list-item>
              <text:list-item>
                <text:p text:style-name="P43">Wyświetlenie żołnierza</text:p>
              </text:list-item>
              <text:list-item>
                <text:p text:style-name="P43">Wyświetlenie drużyny danego żołnierza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2">FindSoldiersWithoutTeam</text:p>
          </table:table-cell>
          <table:table-cell table:style-name="Tabela7.A3" office:value-type="string">
            <text:p text:style-name="P32">Wyszukanie żołnierzy bez drużyn</text:p>
          </table:table-cell>
          <table:table-cell table:style-name="Tabela7.A3" office:value-type="string">
            <text:list xml:id="list5586168086228426369" text:style-name="L5">
              <text:list-item>
                <text:p text:style-name="P44">Wyszukanie żołnierzy bez drużyn w bazie danych</text:p>
              </text:list-item>
              <text:list-item>
                <text:p text:style-name="P44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2">FindSoldiersWithoutWeapon</text:p>
          </table:table-cell>
          <table:table-cell table:style-name="Tabela7.A3" office:value-type="string">
            <text:p text:style-name="P32">Wyszukanie żołnierzy bez broni</text:p>
          </table:table-cell>
          <table:table-cell table:style-name="Tabela7.A3" office:value-type="string">
            <text:list xml:id="list8462259992001074726" text:style-name="L6">
              <text:list-item>
                <text:p text:style-name="P45">Wyszukanie żołnierzy bez broni w bazie danych</text:p>
              </text:list-item>
              <text:list-item>
                <text:p text:style-name="P45">Wyświetlenie listy wyników</text:p>
              </text:list-item>
            </text:list>
          </table:table-cell>
        </table:table-row>
        <table:table-row table:style-name="Tabela7.1">
          <table:table-cell table:style-name="Tabela7.A3" office:value-type="string">
            <text:p text:style-name="P32">UpdateSoldier</text:p>
          </table:table-cell>
          <table:table-cell table:style-name="Tabela7.A3" office:value-type="string">
            <text:p text:style-name="P32">Aktualizacja żołnierza</text:p>
          </table:table-cell>
          <table:table-cell table:style-name="Tabela7.A3" office:value-type="string">
            <text:list xml:id="list8535546119743546628" text:style-name="L7">
              <text:list-item>
                <text:p text:style-name="P46">Wyszukanie żołnierza</text:p>
              </text:list-item>
              <text:list-item>
                <text:p text:style-name="P46">Pobranie nowego imienia</text:p>
              </text:list-item>
              <text:list-item>
                <text:p text:style-name="P46">Ustawienie nowego imienia</text:p>
              </text:list-item>
              <text:list-item>
                <text:p text:style-name="P46">Pobranie nowego nazwiska</text:p>
              </text:list-item>
              <text:list-item>
                <text:p text:style-name="P46"><text:soft-page-break/>Ustawienie nowego nazwiska</text:p>
              </text:list-item>
              <text:list-item>
                <text:p text:style-name="P46">Pobranie nowej grupy krwi</text:p>
              </text:list-item>
              <text:list-item>
                <text:p text:style-name="P46">Ustawienie nowej grupy krwi</text:p>
              </text:list-item>
              <text:list-item>
                <text:p text:style-name="P46">Pobranie nowego stopnia</text:p>
              </text:list-item>
              <text:list-item>
                <text:p text:style-name="P46">Ustawienie nowego stopnia</text:p>
              </text:list-item>
              <text:list-item>
                <text:p text:style-name="P46">Aktualizacja zołnierza w bazie danych</text:p>
              </text:list-item>
            </text:list>
          </table:table-cell>
        </table:table-row>
      </table:table>
      <text:p text:style-name="Standard"/>
      <text:p text:style-name="P19">Akcje drużyny: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33">Nazwa</text:p>
          </table:table-cell>
          <table:table-cell table:style-name="Tabela8.A1" office:value-type="string">
            <text:p text:style-name="P33">Zadanie</text:p>
          </table:table-cell>
          <table:table-cell table:style-name="Tabela8.A1" office:value-type="string">
            <text:p text:style-name="P33">Opis działania | Algorytm</text:p>
          </table:table-cell>
        </table:table-row>
        <table:table-row table:style-name="Tabela8.1">
          <table:table-cell table:style-name="Tabela8.A2" office:value-type="string">
            <text:p text:style-name="P32">CreateTeam</text:p>
          </table:table-cell>
          <table:table-cell table:style-name="Tabela8.A2" office:value-type="string">
            <text:p text:style-name="P32">Stworzenie nowej drużyny</text:p>
          </table:table-cell>
          <table:table-cell table:style-name="Tabela8.A2" office:value-type="string">
            <text:p text:style-name="P32">1. Stworzenie nowej instancji drużyny</text:p>
            <text:p text:style-name="P32">2. Pobranie od użytkownika numeru i przypisanie go do drużyny</text:p>
            <text:p text:style-name="P32">3. Zapisanie druzyny w bazie danych</text:p>
          </table:table-cell>
        </table:table-row>
        <table:table-row table:style-name="Tabela8.1">
          <table:table-cell table:style-name="Tabela8.A3" office:value-type="string">
            <text:p text:style-name="P32">DeleteTeam</text:p>
          </table:table-cell>
          <table:table-cell table:style-name="Tabela8.A3" office:value-type="string">
            <text:p text:style-name="P32">Usunięcie z bazy danych wskazanej drużyny</text:p>
          </table:table-cell>
          <table:table-cell table:style-name="Tabela8.A3" office:value-type="string">
            <text:list xml:id="list6991196261922632816" text:style-name="L8">
              <text:list-item>
                <text:p text:style-name="P47">Wyszukanie drużyny</text:p>
              </text:list-item>
              <text:list-item>
                <text:p text:style-name="P47">Odłączenie dowódcy od drużyny</text:p>
              </text:list-item>
              <text:list-item>
                <text:p text:style-name="P47">Odłączenie żołnierzy od drużyny</text:p>
              </text:list-item>
              <text:list-item>
                <text:p text:style-name="P47">usunięcie drużyny z bazy danych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AllTeams</text:p>
          </table:table-cell>
          <table:table-cell table:style-name="Tabela8.A3" office:value-type="string">
            <text:p text:style-name="P32">Wyszukanie w bazie wszystkich dostępnych drużyn</text:p>
          </table:table-cell>
          <table:table-cell table:style-name="Tabela8.A3" office:value-type="string">
            <text:list xml:id="list630233637125006063" text:style-name="L9">
              <text:list-item>
                <text:p text:style-name="P48">Wyszukanie w bazie drużyn</text:p>
              </text:list-item>
              <text:list-item>
                <text:p text:style-name="P48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TeamByCommander</text:p>
          </table:table-cell>
          <table:table-cell table:style-name="Tabela8.A3" office:value-type="string">
            <text:p text:style-name="P32">Wyszukanie drużyny ze wskazanym dowódcą</text:p>
          </table:table-cell>
          <table:table-cell table:style-name="Tabela8.A3" office:value-type="string">
            <text:list xml:id="list7387846271340957643" text:style-name="L10">
              <text:list-item>
                <text:p text:style-name="P49">Pobranie danych dowódcy</text:p>
              </text:list-item>
              <text:list-item>
                <text:p text:style-name="P49">Wyszukanie listy żołnierzy o pasujących danych</text:p>
              </text:list-item>
              <text:list-item>
                <text:p text:style-name="P49">Dla każdego dowódcy pobranie jego drużyn</text:p>
              </text:list-item>
              <text:list-item>
                <text:p text:style-name="P49">Wyświetlenie listy druzyn danego dowódcy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TeamById</text:p>
          </table:table-cell>
          <table:table-cell table:style-name="Tabela8.A3" office:value-type="string">
            <text:p text:style-name="P32">Wyszukanie drużyny po ID</text:p>
          </table:table-cell>
          <table:table-cell table:style-name="Tabela8.A3" office:value-type="string">
            <text:list xml:id="list5217173969703332421" text:style-name="L11">
              <text:list-item>
                <text:p text:style-name="P50">Wyszukanie drużyny</text:p>
              </text:list-item>
              <text:list-item>
                <text:p text:style-name="P50">Wyświetlenie drużyny</text:p>
              </text:list-item>
              <text:list-item>
                <text:p text:style-name="P50">Wyświetlenie żołnierzy w drużyn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TeamsWithoutCommander</text:p>
          </table:table-cell>
          <table:table-cell table:style-name="Tabela8.A3" office:value-type="string">
            <text:p text:style-name="P32">Wyszukanie druzyn bez dowódców</text:p>
          </table:table-cell>
          <table:table-cell table:style-name="Tabela8.A3" office:value-type="string">
            <text:list xml:id="list4564414410354161873" text:style-name="L12">
              <text:list-item>
                <text:p text:style-name="P51">Wyszukanie druzyn bez dowódców w bazie danych</text:p>
              </text:list-item>
              <text:list-item>
                <text:p text:style-name="P51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TeamsWithoutPlatoon</text:p>
          </table:table-cell>
          <table:table-cell table:style-name="Tabela8.A3" office:value-type="string">
            <text:p text:style-name="P32">Wyszukanie drużyn bez plutonów</text:p>
          </table:table-cell>
          <table:table-cell table:style-name="Tabela8.A3" office:value-type="string">
            <text:list xml:id="list8098649317057441386" text:style-name="L13">
              <text:list-item>
                <text:p text:style-name="P52">Wyszukanie drużyn bez plutonów w bazie danych</text:p>
              </text:list-item>
              <text:list-item>
                <text:p text:style-name="P52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FindTeamsWithoutSoldiers</text:p>
          </table:table-cell>
          <table:table-cell table:style-name="Tabela8.A3" office:value-type="string">
            <text:p text:style-name="P32">Wyszukanie drużyn bez żołnierzy</text:p>
          </table:table-cell>
          <table:table-cell table:style-name="Tabela8.A3" office:value-type="string">
            <text:list xml:id="list4632345556254234425" text:style-name="L14">
              <text:list-item>
                <text:p text:style-name="P53">Wyszukanie druzyn bez żołnierzy w bazie danych</text:p>
              </text:list-item>
              <text:list-item>
                <text:p text:style-name="P53">wyświetlenie listy wyników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RemoveCommanderFromTeam</text:p>
          </table:table-cell>
          <table:table-cell table:style-name="Tabela8.A3" office:value-type="string">
            <text:p text:style-name="P32">Usunięcie dowódcy z danej drużyny</text:p>
          </table:table-cell>
          <table:table-cell table:style-name="Tabela8.A3" office:value-type="string">
            <text:list xml:id="list3102714068831610490" text:style-name="L15">
              <text:list-item>
                <text:p text:style-name="P54">Wyszukanie danej druzyny</text:p>
              </text:list-item>
              <text:list-item>
                <text:p text:style-name="P54">Ustawienie dowódcy w drużynie na null</text:p>
              </text:list-item>
              <text:list-item>
                <text:p text:style-name="P54">Aktualizacja drużyny w bazie</text:p>
              </text:list-item>
            </text:list>
          </table:table-cell>
        </table:table-row>
        <table:table-row table:style-name="Tabela8.1">
          <table:table-cell table:style-name="Tabela8.A3" office:value-type="string">
            <text:p text:style-name="P32">UpdateTeam</text:p>
          </table:table-cell>
          <table:table-cell table:style-name="Tabela8.A3" office:value-type="string">
            <text:p text:style-name="P32">Aktualizacja drużyny</text:p>
          </table:table-cell>
          <table:table-cell table:style-name="Tabela8.A3" office:value-type="string">
            <text:list xml:id="list8838998765074386339" text:style-name="L16">
              <text:list-item>
                <text:p text:style-name="P55">Wyszukanie druzyny</text:p>
              </text:list-item>
              <text:list-item>
                <text:p text:style-name="P55">Ustawienie nowego numeru drużyny</text:p>
              </text:list-item>
              <text:list-item>
                <text:p text:style-name="P55"><text:soft-page-break/>Aktualizacja drużyny w bazie</text:p>
              </text:list-item>
            </text:list>
          </table:table-cell>
        </table:table-row>
      </table:table>
      <text:p text:style-name="Standard"/>
      <text:p text:style-name="P19">Akcje broni: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33">Nazwa</text:p>
          </table:table-cell>
          <table:table-cell table:style-name="Tabela9.A1" office:value-type="string">
            <text:p text:style-name="P33">Zadanie</text:p>
          </table:table-cell>
          <table:table-cell table:style-name="Tabela9.A1" office:value-type="string">
            <text:p text:style-name="P33">Opis działania | Algorytm</text:p>
          </table:table-cell>
        </table:table-row>
        <table:table-row table:style-name="Tabela9.1">
          <table:table-cell table:style-name="Tabela9.A2" office:value-type="string">
            <text:p text:style-name="P32">CreateWeapon</text:p>
          </table:table-cell>
          <table:table-cell table:style-name="Tabela9.A2" office:value-type="string">
            <text:p text:style-name="P32">Stworzenie nowej broni</text:p>
          </table:table-cell>
          <table:table-cell table:style-name="Tabela9.A2" office:value-type="string">
            <text:p text:style-name="P32">1. Stworzenie nowej instancji broni</text:p>
            <text:p text:style-name="P32">2. Pobranie od użytkownika nazwy i przypisanie jej do broni</text:p>
            <text:list xml:id="list3931514131632278401" text:style-name="L17">
              <text:list-item>
                <text:p text:style-name="P56">Pobranie od użytkownika numeru seryjnego i przypisanie go do broni</text:p>
              </text:list-item>
              <text:list-item>
                <text:p text:style-name="P56">Pobranie do użytkownika poprawnego typu i przypisanie go do broni</text:p>
              </text:list-item>
              <text:list-item>
                <text:p text:style-name="P56">Zapisanie broni w baze danych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2">DeleteWeapon</text:p>
          </table:table-cell>
          <table:table-cell table:style-name="Tabela9.A3" office:value-type="string">
            <text:p text:style-name="P32">Usunięcie wybranej broni</text:p>
          </table:table-cell>
          <table:table-cell table:style-name="Tabela9.A3" office:value-type="string">
            <text:list xml:id="list7944980251093495682" text:style-name="L18">
              <text:list-item>
                <text:p text:style-name="P57">Wyszukanie broni</text:p>
              </text:list-item>
              <text:list-item>
                <text:p text:style-name="P57">Usunięcie broni z bazy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2">FindAllWeapons</text:p>
          </table:table-cell>
          <table:table-cell table:style-name="Tabela9.A3" office:value-type="string">
            <text:p text:style-name="P32">Wyszukanie całej dostępnej broni z bazy</text:p>
          </table:table-cell>
          <table:table-cell table:style-name="Tabela9.A3" office:value-type="string">
            <text:list xml:id="list8974236617413841255" text:style-name="L19">
              <text:list-item>
                <text:p text:style-name="P58">Wyszukanie w bazie broni</text:p>
              </text:list-item>
              <text:list-item>
                <text:p text:style-name="P58">Wyświetlenie listy wyników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2">FindWeaponById</text:p>
          </table:table-cell>
          <table:table-cell table:style-name="Tabela9.A3" office:value-type="string">
            <text:p text:style-name="P32">Wyszukanie w bazie broni o podanym ID</text:p>
          </table:table-cell>
          <table:table-cell table:style-name="Tabela9.A3" office:value-type="string">
            <text:list xml:id="list6134744481914915036" text:style-name="L20">
              <text:list-item>
                <text:p text:style-name="P59">Wyszukanie broni</text:p>
              </text:list-item>
              <text:list-item>
                <text:p text:style-name="P59">Wyświetlenie broni</text:p>
              </text:list-item>
              <text:list-item>
                <text:p text:style-name="P59">Wyświetlenie żołnierza przypisanego do broni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2">FindWeaponWithoutSoldier</text:p>
          </table:table-cell>
          <table:table-cell table:style-name="Tabela9.A3" office:value-type="string">
            <text:p text:style-name="P32">Wyszukanie broni bez żołnierzy</text:p>
          </table:table-cell>
          <table:table-cell table:style-name="Tabela9.A3" office:value-type="string">
            <text:list xml:id="list1554827127562932782" text:style-name="L21">
              <text:list-item>
                <text:p text:style-name="P60">Wyszukanie broni bez żołnierzy w bazie adnych</text:p>
              </text:list-item>
              <text:list-item>
                <text:p text:style-name="P60">Wyświetlenie listy wyników</text:p>
              </text:list-item>
            </text:list>
          </table:table-cell>
        </table:table-row>
        <table:table-row table:style-name="Tabela9.1">
          <table:table-cell table:style-name="Tabela9.A3" office:value-type="string">
            <text:p text:style-name="P32">UpdateWeapon</text:p>
          </table:table-cell>
          <table:table-cell table:style-name="Tabela9.A3" office:value-type="string">
            <text:p text:style-name="P32">Aktualizacja broni</text:p>
          </table:table-cell>
          <table:table-cell table:style-name="Tabela9.A3" office:value-type="string">
            <text:list xml:id="list7651256146924986980" text:style-name="L22">
              <text:list-item>
                <text:p text:style-name="P61">Wyszukanie broni</text:p>
              </text:list-item>
              <text:list-item>
                <text:p text:style-name="P61">Pobranie nowej nazwy</text:p>
              </text:list-item>
              <text:list-item>
                <text:p text:style-name="P61">Ustawienie nowej nazwy</text:p>
              </text:list-item>
              <text:list-item>
                <text:p text:style-name="P61">Pobranie nowego numeru seryjnego</text:p>
              </text:list-item>
              <text:list-item>
                <text:p text:style-name="P61">Ustawienie nowego numeru seryjnego</text:p>
              </text:list-item>
              <text:list-item>
                <text:p text:style-name="P61">Pobranie nowego typu</text:p>
              </text:list-item>
              <text:list-item>
                <text:p text:style-name="P61">Ustawienie nowego typu</text:p>
              </text:list-item>
              <text:list-item>
                <text:p text:style-name="P61">Aktualizacja broni w bazi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6.3) Działanie aplikacji</text:p>
      <text:p text:style-name="P8"/>
      <text:p text:style-name="Standard"><text:tab/><text:span text:style-name="T9">W poniższym dziale przedstawimy zrzuty ekranów z działania wybranych akcji.</text:span></text:p>
      <text:p text:style-name="P15"><draw:frame draw:style-name="fr2" draw:name="grafika20" text:anchor-type="paragraph" svg:x="0cm" svg:y="0.57cm" svg:width="16.999cm" svg:height="12.522cm" draw:z-index="19"><draw:image xlink:href="Pictures/200000070000768D00005756B5D77647.svm" xlink:type="simple" xlink:show="embed" xlink:actuate="onLoad"/></draw:frame></text:p>
      <text:p text:style-name="P15">Lista akcji</text:p>
      <text:p text:style-name="P15"><draw:frame draw:style-name="fr3" draw:name="grafika21" text:anchor-type="paragraph" svg:width="16.999cm" svg:height="10.61cm" draw:z-index="20"><draw:image xlink:href="Pictures/20000007000076C2000056837151A2CB.svm" xlink:type="simple" xlink:show="embed" xlink:actuate="onLoad"/></draw:frame><text:soft-page-break/>Akcja: Create Weapon</text:p>
      <text:p text:style-name="P15"/>
      <text:p text:style-name="P15"><draw:frame draw:style-name="fr4" draw:name="grafika22" text:anchor-type="paragraph" svg:width="16.999cm" svg:height="12.455cm" draw:z-index="21"><draw:image xlink:href="Pictures/2000000700007658000056B8A56DF1E9.svm" xlink:type="simple" xlink:show="embed" xlink:actuate="onLoad"/></draw:frame>Akcja: Find all weapons</text:p>
      <text:p text:style-name="P15"/>
      <text:p text:style-name="P15"><draw:frame draw:style-name="fr5" draw:name="grafika23" text:anchor-type="paragraph" svg:width="16.999cm" svg:height="11.751cm" draw:z-index="22"><draw:image xlink:href="Pictures/200000070000768D000051F6E3585D46.svm" xlink:type="simple" xlink:show="embed" xlink:actuate="onLoad"/></draw:frame><text:soft-page-break/>Akcja: Find weapon by ID</text:p>
      <text:p text:style-name="P15"/>
      <text:p text:style-name="P15"><draw:frame draw:style-name="fr5" draw:name="grafika24" text:anchor-type="paragraph" svg:width="16.999cm" svg:height="9.377cm" draw:z-index="23"><draw:image xlink:href="Pictures/20000007000076F7000041A255664EF3.svm" xlink:type="simple" xlink:show="embed" xlink:actuate="onLoad"/></draw:frame><draw:frame draw:style-name="fr2" draw:name="grafika25" text:anchor-type="paragraph" svg:x="0.048cm" svg:y="9.742cm" svg:width="16.999cm" svg:height="1.556cm" draw:z-index="24"><draw:image xlink:href="Pictures/200000070000744700000AA622DB5ABB.svm" xlink:type="simple" xlink:show="embed" xlink:actuate="onLoad"/></draw:frame>Akcja: Update weapon wraz ze zmianamiu pokazanymi w find weapon by id.</text:p>
      <text:p text:style-name="P15"/>
      <text:p text:style-name="P15"><draw:frame draw:style-name="fr5" draw:name="grafika26" text:anchor-type="paragraph" svg:width="16.999cm" svg:height="6.616cm" draw:z-index="25"><draw:image xlink:href="Pictures/200000070000751A00002D95CFEB0310.svm" xlink:type="simple" xlink:show="embed" xlink:actuate="onLoad"/></draw:frame><text:soft-page-break/></text:p>
      <text:p text:style-name="P15"><draw:frame draw:style-name="fr5" draw:name="grafika27" text:anchor-type="paragraph" svg:width="16.999cm" svg:height="1.54cm" draw:z-index="32"><draw:image xlink:href="Pictures/200000070000758400000AA6065B7D85.svm" xlink:type="simple" xlink:show="embed" xlink:actuate="onLoad"/></draw:frame>Akcja: Assign weapon to soldier wraz z wynikiem pokazanym w show weapon by id </text:p>
      <text:p text:style-name="P15"/>
      <text:p text:style-name="P15"><draw:frame draw:style-name="fr5" draw:name="grafika34" text:anchor-type="paragraph" svg:width="16.999cm" svg:height="2.178cm" draw:z-index="34"><draw:image xlink:href="Pictures/200000070000768D00000F324A26581E.svm" xlink:type="simple" xlink:show="embed" xlink:actuate="onLoad"/></draw:frame></text:p>
      <text:p text:style-name="P15"><draw:frame draw:style-name="fr5" draw:name="grafika35" text:anchor-type="paragraph" svg:width="16.999cm" svg:height="1.381cm" draw:z-index="33"><draw:image xlink:href="Pictures/20000007000076580000099E3123344D.svm" xlink:type="simple" xlink:show="embed" xlink:actuate="onLoad"/></draw:frame>Akcja: Delete weapon wraz z wynikiem działania w akcji find all weapons</text:p>
      <text:p text:style-name="Standard"/>
      <text:p text:style-name="P15"><draw:frame draw:style-name="fr5" draw:name="grafika28" text:anchor-type="paragraph" svg:width="16.999cm" svg:height="5.285cm" draw:z-index="26"><draw:image xlink:href="Pictures/20000007000074B000002448F01791FE.svm" xlink:type="simple" xlink:show="embed" xlink:actuate="onLoad"/></draw:frame>Akcja: Find platoons without commander</text:p>
      <text:p text:style-name="Standard"/>
      <text:p text:style-name="Standard"><draw:frame draw:style-name="fr4" draw:name="grafika29" text:anchor-type="paragraph" svg:width="16.999cm" svg:height="6.062cm" draw:z-index="27"><draw:image xlink:href="Pictures/20000007000075EE00002A12E5759086.svm" xlink:type="simple" xlink:show="embed" xlink:actuate="onLoad"/></draw:frame><text:soft-page-break/></text:p>
      <text:p text:style-name="Standard"/>
      <text:p text:style-name="Standard"/>
      <text:p text:style-name="P15"><draw:frame draw:style-name="fr5" draw:name="grafika30" text:anchor-type="paragraph" svg:width="16.999cm" svg:height="7.024cm" draw:z-index="28"><draw:image xlink:href="Pictures/200000070000754F0000307A227A9603.svm" xlink:type="simple" xlink:show="embed" xlink:actuate="onLoad"/></draw:frame>Akcja: Assign commander to platoon wraz z wynikiem działania w akcji find platoon by id</text:p>
      <text:p text:style-name="P15"/>
      <text:p text:style-name="P15"><draw:frame draw:style-name="fr5" draw:name="grafika31" text:anchor-type="paragraph" svg:width="16.999cm" svg:height="1.755cm" draw:z-index="29"><draw:image xlink:href="Pictures/200000070000772B00000C4ED4969E2C.svm" xlink:type="simple" xlink:show="embed" xlink:actuate="onLoad"/></draw:frame></text:p>
      <text:p text:style-name="P15"><draw:frame draw:style-name="fr5" draw:name="grafika32" text:anchor-type="paragraph" svg:width="16.999cm" svg:height="1.076cm" draw:z-index="30"><draw:image xlink:href="Pictures/200000070000772B0000078C40BF088E.svm" xlink:type="simple" xlink:show="embed" xlink:actuate="onLoad"/></draw:frame>Akcja: Remove commander from platoon wraz z wynikiem działania w akcji find platoons without commander</text:p>
      <text:p text:style-name="P15"/>
      <text:p text:style-name="P15"><draw:frame draw:style-name="fr4" draw:name="grafika33" text:anchor-type="paragraph" svg:width="16.999cm" svg:height="10.264cm" draw:z-index="31"><draw:image xlink:href="Pictures/20000007000076F7000047D6F958F564.svm" xlink:type="simple" xlink:show="embed" xlink:actuate="onLoad"/></draw:frame><text:soft-page-break/>Akcja: Find company by commander</text:p>
      <text:p text:style-name="Standard"/>
      <text:p text:style-name="P4">7. Wnioski:</text:p>
      <text:p text:style-name="P7"/>
      <text:p text:style-name="P7"><text:tab/>W ramach projektu stworzyliśmy aplikację do przeglądania i zarządzania bazą danych o tematyce militarnej.</text:p>
      <text:p text:style-name="P7">Wykonany program pozwala posiada tekstowy interfejs użytkownika oraz bogatą funkcjonalność związaną z tematyką projektu.</text:p>
      <text:p text:style-name="P7">Realizacja warstwy persystencji została wykonana przy wykorzystaniu frameworka Hibernate który pozwala na przełożenie klasy Encji na tabelę a instancje tej klasy na kolejne rekordy. Dzięki temu operując obiektami różnych klas możemy wprowadzać zmiany w bazie danych, skupiając się bardziej na logice biznesowej.</text:p>
      <text:p text:style-name="P7"/>
      <text:p text:style-name="P7">Aplikacja została stworzona wykorzystując wzorzec MVC oraz inne dobre praktyki w projektach informatycznych. </text:p>
      <text:p text:style-name="P7">Cechuje się ona wysoką generycznością i reużywalnością komponentów a także wykorzystaniem zaawansowanych wzorców architektury.</text:p>
      <text:p text:style-name="P7">Logika aplikacji skupiona jest w Akcjach. Są to klasy odpowiedzialne za pojedynczą operację jaką może wykonać użytkownik. </text:p>
      <text:p text:style-name="P7">Akcje te wyświetlane są na liście do wyboru, a wywołanie którejś z nich powoduje uruchomienie logiki związanej z tą operacją.</text:p>
      <text:p text:style-name="P7">Aby zapewnić Akcjom możliwość dostępu do danych, mają one referencje potrzebnych repozytoriów. </text:p>
      <text:p text:style-name="P7"/>
      <text:p text:style-name="P7">Repozytoria stanowią interfejs dostępu do bazy danych dla pojedynczej encji, dzięki któremu wykonuje się operacje CR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59M54S</meta:editing-duration>
    <meta:editing-cycles>563</meta:editing-cycles>
    <meta:generator>OpenOffice/4.1.4$Win32 OpenOffice.org_project/414m5$Build-9788</meta:generator>
    <dc:date>2020-06-14T17:41:18.57</dc:date>
    <meta:document-statistic meta:table-count="9" meta:image-count="35" meta:object-count="0" meta:page-count="52" meta:paragraph-count="1443" meta:word-count="4701" meta:character-count="40790"/>
    <meta:user-defined meta:name="Info 1"/>
    <meta:user-defined meta:name="Info 2"/>
    <meta:user-defined meta:name="Info 3"/>
    <meta:user-defined meta:name="Info 4"/>
  </office:meta>
</office:document-meta>
</file>